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48.96pt"/>
    </style:style>
    <style:style style:name="co2" style:family="table-column">
      <style:table-column-properties fo:break-before="auto" style:column-width="69.4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3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0.9" calcext:value-type="float">
            <text:p>0.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28.64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8.8859e6, out</text:p>
          </table:table-cell>
          <table:table-cell office:value-type="string" calcext:value-type="string">
            <text:p><text:s/>4.4090e6, dro</text:p>
          </table:table-cell>
          <table:table-cell office:value-type="string" calcext:value-type="string">
            <text:p>p 4.4768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8613" calcext:value-type="float">
            <text:p>328613</text:p>
          </table:table-cell>
          <table:table-cell office:value-type="float" office:value="45016095" calcext:value-type="float">
            <text:p>45016095</text:p>
          </table:table-cell>
          <table:table-cell office:value-type="float" office:value="0" calcext:value-type="float">
            <text:p>0</text:p>
          </table:table-cell>
          <table:table-cell office:value-type="float" office:value="404932196" calcext:value-type="float">
            <text:p>404932196</text:p>
          </table:table-cell>
          <table:table-cell office:value-type="float" office:value="136.99" calcext:value-type="float">
            <text:p>136.99</text:p>
          </table:table-cell>
          <table:table-cell/>
          <table:table-cell office:value-type="string" calcext:value-type="string">
            <text:p>Packets</text:p>
          </table:table-cell>
          <table:table-cell table:formula="of:=[.D10]/[.D5]" office:value-type="float" office:value="0.723469683454329" calcext:value-type="float">
            <text:p>0.723469683454329</text:p>
          </table:table-cell>
          <table:table-cell table:formula="of:=[.D9]/[.D5]" office:value-type="float" office:value="0.276530316545671" calcext:value-type="float">
            <text:p>0.276530316545671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8613" calcext:value-type="float">
            <text:p>328613</text:p>
          </table:table-cell>
          <table:table-cell office:value-type="float" office:value="45016095" calcext:value-type="float">
            <text:p>45016095</text:p>
          </table:table-cell>
          <table:table-cell office:value-type="float" office:value="0" calcext:value-type="float">
            <text:p>0</text:p>
          </table:table-cell>
          <table:table-cell office:value-type="float" office:value="3518151496" calcext:value-type="float">
            <text:p>3518151496</text:p>
          </table:table-cell>
          <table:table-cell office:value-type="float" office:value="136.99" calcext:value-type="float">
            <text:p>136.99</text:p>
          </table:table-cell>
          <table:table-cell/>
          <table:table-cell office:value-type="string" calcext:value-type="string">
            <text:p>clock cycles</text:p>
          </table:table-cell>
          <table:table-cell table:formula="of:=[.F10]+[.F11]+[.F12]+[.F13]+(([.F5]+[.F6])*[.J5])+([.F7])*0.75" office:value-type="float" office:value="8167206524.81608" calcext:value-type="float">
            <text:p>8167206524.81608</text:p>
          </table:table-cell>
          <table:table-cell table:formula="of:=[.F9]+[.F14]+[.F15]+[.F16]+(([.F5]+[.F6])*[.K5])+[.F7]*0.25" office:value-type="float" office:value="6508313807.18392" calcext:value-type="float">
            <text:p>6508313807.18392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724607" calcext:value-type="float">
            <text:p>724607</text:p>
          </table:table-cell>
          <table:table-cell office:value-type="float" office:value="90723951" calcext:value-type="float">
            <text:p>90723951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2437131008" calcext:value-type="float">
            <text:p>2437131008</text:p>
          </table:table-cell>
          <table:table-cell office:value-type="float" office:value="125.2" calcext:value-type="float">
            <text:p>125.2</text:p>
          </table:table-cell>
          <table:table-cell/>
          <table:table-cell office:value-type="string" calcext:value-type="string">
            <text:p>cpp</text:p>
          </table:table-cell>
          <table:table-cell table:formula="of:=[.J6]/[.D10]" office:value-type="float" office:value="250.775660017848" calcext:value-type="float">
            <text:p>250.775660017848</text:p>
          </table:table-cell>
          <table:table-cell table:formula="of:=[.K6]/[.D9]" office:value-type="float" office:value="522.826889196162" calcext:value-type="float">
            <text:p>522.826889196162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318558" calcext:value-type="float">
            <text:p>318558</text:p>
          </table:table-cell>
          <table:table-cell office:value-type="float" office:value="45707856" calcext:value-type="float">
            <text:p>45707856</text:p>
          </table:table-cell>
          <table:table-cell office:value-type="float" office:value="0" calcext:value-type="float">
            <text:p>0</text:p>
          </table:table-cell>
          <table:table-cell office:value-type="float" office:value="1692439072" calcext:value-type="float">
            <text:p>1692439072</text:p>
          </table:table-cell>
          <table:table-cell office:value-type="float" office:value="143.48" calcext:value-type="float">
            <text:p>143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4948" calcext:value-type="float">
            <text:p>194948</text:p>
          </table:table-cell>
          <table:table-cell office:value-type="float" office:value="12448315" calcext:value-type="float">
            <text:p>12448315</text:p>
          </table:table-cell>
          <table:table-cell office:value-type="float" office:value="0" calcext:value-type="float">
            <text:p>0</text:p>
          </table:table-cell>
          <table:table-cell office:value-type="float" office:value="213637764" calcext:value-type="float">
            <text:p>213637764</text:p>
          </table:table-cell>
          <table:table-cell office:value-type="float" office:value="63.85" calcext:value-type="float">
            <text:p>63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169498" calcext:value-type="float">
            <text:p>169498</text:p>
          </table:table-cell>
          <table:table-cell office:value-type="float" office:value="32567780" calcext:value-type="float">
            <text:p>32567780</text:p>
          </table:table-cell>
          <table:table-cell office:value-type="float" office:value="0" calcext:value-type="float">
            <text:p>0</text:p>
          </table:table-cell>
          <table:table-cell office:value-type="float" office:value="953687464" calcext:value-type="float">
            <text:p>953687464</text:p>
          </table:table-cell>
          <table:table-cell office:value-type="float" office:value="192.14" calcext:value-type="float">
            <text:p>192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69498" calcext:value-type="float">
            <text:p>169498</text:p>
          </table:table-cell>
          <table:table-cell office:value-type="float" office:value="32567780" calcext:value-type="float">
            <text:p>32567780</text:p>
          </table:table-cell>
          <table:table-cell office:value-type="float" office:value="0" calcext:value-type="float">
            <text:p>0</text:p>
          </table:table-cell>
          <table:table-cell office:value-type="float" office:value="624123688" calcext:value-type="float">
            <text:p>624123688</text:p>
          </table:table-cell>
          <table:table-cell office:value-type="float" office:value="192.14" calcext:value-type="float">
            <text:p>192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69498" calcext:value-type="float">
            <text:p>169498</text:p>
          </table:table-cell>
          <table:table-cell office:value-type="float" office:value="32567780" calcext:value-type="float">
            <text:p>32567780</text:p>
          </table:table-cell>
          <table:table-cell office:value-type="float" office:value="0" calcext:value-type="float">
            <text:p>0</text:p>
          </table:table-cell>
          <table:table-cell office:value-type="float" office:value="949116068" calcext:value-type="float">
            <text:p>949116068</text:p>
          </table:table-cell>
          <table:table-cell office:value-type="float" office:value="192.14" calcext:value-type="float">
            <text:p>192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69498" calcext:value-type="float">
            <text:p>169498</text:p>
          </table:table-cell>
          <table:table-cell office:value-type="float" office:value="32567780" calcext:value-type="float">
            <text:p>32567780</text:p>
          </table:table-cell>
          <table:table-cell office:value-type="float" office:value="0" calcext:value-type="float">
            <text:p>0</text:p>
          </table:table-cell>
          <table:table-cell office:value-type="float" office:value="974198932" calcext:value-type="float">
            <text:p>974198932</text:p>
          </table:table-cell>
          <table:table-cell office:value-type="float" office:value="192.14" calcext:value-type="float">
            <text:p>192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4948" calcext:value-type="float">
            <text:p>194948</text:p>
          </table:table-cell>
          <table:table-cell office:value-type="float" office:value="12448315" calcext:value-type="float">
            <text:p>12448315</text:p>
          </table:table-cell>
          <table:table-cell office:value-type="float" office:value="0" calcext:value-type="float">
            <text:p>0</text:p>
          </table:table-cell>
          <table:table-cell office:value-type="float" office:value="493926052" calcext:value-type="float">
            <text:p>493926052</text:p>
          </table:table-cell>
          <table:table-cell office:value-type="float" office:value="63.85" calcext:value-type="float">
            <text:p>63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4948" calcext:value-type="float">
            <text:p>194948</text:p>
          </table:table-cell>
          <table:table-cell office:value-type="float" office:value="12448315" calcext:value-type="float">
            <text:p>12448315</text:p>
          </table:table-cell>
          <table:table-cell office:value-type="float" office:value="0" calcext:value-type="float">
            <text:p>0</text:p>
          </table:table-cell>
          <table:table-cell office:value-type="float" office:value="3569262016" calcext:value-type="float">
            <text:p>3569262016</text:p>
          </table:table-cell>
          <table:table-cell office:value-type="float" office:value="63.85" calcext:value-type="float">
            <text:p>63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4948" calcext:value-type="float">
            <text:p>194948</text:p>
          </table:table-cell>
          <table:table-cell office:value-type="float" office:value="12448315" calcext:value-type="float">
            <text:p>12448315</text:p>
          </table:table-cell>
          <table:table-cell office:value-type="float" office:value="0" calcext:value-type="float">
            <text:p>0</text:p>
          </table:table-cell>
          <table:table-cell office:value-type="float" office:value="537353648" calcext:value-type="float">
            <text:p>537353648</text:p>
          </table:table-cell>
          <table:table-cell office:value-type="float" office:value="63.85" calcext:value-type="float">
            <text:p>63.85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1" calcext:value-type="float">
            <text:p>0.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28.27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8.7621e6, out</text:p>
          </table:table-cell>
          <table:table-cell office:value-type="string" calcext:value-type="string">
            <text:p><text:s/>4.4544e6, dro</text:p>
          </table:table-cell>
          <table:table-cell office:value-type="string" calcext:value-type="string">
            <text:p>p 4.3077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330170" calcext:value-type="float">
            <text:p>330170</text:p>
          </table:table-cell>
          <table:table-cell office:value-type="float" office:value="45479440" calcext:value-type="float">
            <text:p>45479440</text:p>
          </table:table-cell>
          <table:table-cell office:value-type="float" office:value="0" calcext:value-type="float">
            <text:p>0</text:p>
          </table:table-cell>
          <table:table-cell office:value-type="float" office:value="408985844" calcext:value-type="float">
            <text:p>408985844</text:p>
          </table:table-cell>
          <table:table-cell office:value-type="float" office:value="137.75" calcext:value-type="float">
            <text:p>137.75</text:p>
          </table:table-cell>
          <table:table-cell/>
          <table:table-cell office:value-type="string" calcext:value-type="string">
            <text:p>Packets</text:p>
          </table:table-cell>
          <table:table-cell table:formula="of:=[.D27]/[.D22]" office:value-type="float" office:value="0.72251019361716" calcext:value-type="float">
            <text:p>0.72251019361716</text:p>
          </table:table-cell>
          <table:table-cell table:formula="of:=[.D26]/[.D22]" office:value-type="float" office:value="0.27748980638284" calcext:value-type="float">
            <text:p>0.27748980638284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330170" calcext:value-type="float">
            <text:p>330170</text:p>
          </table:table-cell>
          <table:table-cell office:value-type="float" office:value="45479440" calcext:value-type="float">
            <text:p>45479440</text:p>
          </table:table-cell>
          <table:table-cell office:value-type="float" office:value="0" calcext:value-type="float">
            <text:p>0</text:p>
          </table:table-cell>
          <table:table-cell office:value-type="float" office:value="3551515372" calcext:value-type="float">
            <text:p>3551515372</text:p>
          </table:table-cell>
          <table:table-cell office:value-type="float" office:value="137.75" calcext:value-type="float">
            <text:p>137.75</text:p>
          </table:table-cell>
          <table:table-cell/>
          <table:table-cell office:value-type="string" calcext:value-type="string">
            <text:p>clock cycles</text:p>
          </table:table-cell>
          <table:table-cell table:formula="of:=[.F27]+[.F28]+[.F29]+[.F30]+(([.F22]+[.F23])*[.J22])+([.F24])*0.75" office:value-type="float" office:value="8161636957.39316" calcext:value-type="float">
            <text:p>8161636957.39316</text:p>
          </table:table-cell>
          <table:table-cell table:formula="of:=[.F26]+[.F31]+[.F32]+[.F33]+(([.F22]+[.F23])*[.K22])+[.F24]*0.25" office:value-type="float" office:value="6553382282.60684" calcext:value-type="float">
            <text:p>6553382282.60684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733635" calcext:value-type="float">
            <text:p>733635</text:p>
          </table:table-cell>
          <table:table-cell office:value-type="float" office:value="89461123" calcext:value-type="float">
            <text:p>89461123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2320253164" calcext:value-type="float">
            <text:p>2320253164</text:p>
          </table:table-cell>
          <table:table-cell office:value-type="float" office:value="121.94" calcext:value-type="float">
            <text:p>121.94</text:p>
          </table:table-cell>
          <table:table-cell/>
          <table:table-cell office:value-type="string" calcext:value-type="string">
            <text:p>cpp</text:p>
          </table:table-cell>
          <table:table-cell table:formula="of:=[.J23]/[.D27]" office:value-type="float" office:value="248.38089377803" calcext:value-type="float">
            <text:p>248.38089377803</text:p>
          </table:table-cell>
          <table:table-cell table:formula="of:=[.K23]/[.D26]" office:value-type="float" office:value="519.282109410141" calcext:value-type="float">
            <text:p>519.282109410141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310991" calcext:value-type="float">
            <text:p>310991</text:p>
          </table:table-cell>
          <table:table-cell office:value-type="float" office:value="43981683" calcext:value-type="float">
            <text:p>43981683</text:p>
          </table:table-cell>
          <table:table-cell office:value-type="float" office:value="0" calcext:value-type="float">
            <text:p>0</text:p>
          </table:table-cell>
          <table:table-cell office:value-type="float" office:value="1651303896" calcext:value-type="float">
            <text:p>1651303896</text:p>
          </table:table-cell>
          <table:table-cell office:value-type="float" office:value="141.42" calcext:value-type="float">
            <text:p>141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7621" calcext:value-type="float">
            <text:p>197621</text:p>
          </table:table-cell>
          <table:table-cell office:value-type="float" office:value="12620081" calcext:value-type="float">
            <text:p>12620081</text:p>
          </table:table-cell>
          <table:table-cell office:value-type="float" office:value="0" calcext:value-type="float">
            <text:p>0</text:p>
          </table:table-cell>
          <table:table-cell office:value-type="float" office:value="216383752" calcext:value-type="float">
            <text:p>216383752</text:p>
          </table:table-cell>
          <table:table-cell office:value-type="float" office:value="63.86" calcext:value-type="float">
            <text:p>63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1016" calcext:value-type="float">
            <text:p>171016</text:p>
          </table:table-cell>
          <table:table-cell office:value-type="float" office:value="32859359" calcext:value-type="float">
            <text:p>32859359</text:p>
          </table:table-cell>
          <table:table-cell office:value-type="float" office:value="0" calcext:value-type="float">
            <text:p>0</text:p>
          </table:table-cell>
          <table:table-cell office:value-type="float" office:value="978770612" calcext:value-type="float">
            <text:p>978770612</text:p>
          </table:table-cell>
          <table:table-cell office:value-type="float" office:value="192.14" calcext:value-type="float">
            <text:p>192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1016" calcext:value-type="float">
            <text:p>171016</text:p>
          </table:table-cell>
          <table:table-cell office:value-type="float" office:value="32859359" calcext:value-type="float">
            <text:p>32859359</text:p>
          </table:table-cell>
          <table:table-cell office:value-type="float" office:value="0" calcext:value-type="float">
            <text:p>0</text:p>
          </table:table-cell>
          <table:table-cell office:value-type="float" office:value="636761928" calcext:value-type="float">
            <text:p>636761928</text:p>
          </table:table-cell>
          <table:table-cell office:value-type="float" office:value="192.14" calcext:value-type="float">
            <text:p>192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1016" calcext:value-type="float">
            <text:p>171016</text:p>
          </table:table-cell>
          <table:table-cell office:value-type="float" office:value="32859359" calcext:value-type="float">
            <text:p>32859359</text:p>
          </table:table-cell>
          <table:table-cell office:value-type="float" office:value="0" calcext:value-type="float">
            <text:p>0</text:p>
          </table:table-cell>
          <table:table-cell office:value-type="float" office:value="960795056" calcext:value-type="float">
            <text:p>960795056</text:p>
          </table:table-cell>
          <table:table-cell office:value-type="float" office:value="192.14" calcext:value-type="float">
            <text:p>192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1016" calcext:value-type="float">
            <text:p>171016</text:p>
          </table:table-cell>
          <table:table-cell office:value-type="float" office:value="32859359" calcext:value-type="float">
            <text:p>32859359</text:p>
          </table:table-cell>
          <table:table-cell office:value-type="float" office:value="0" calcext:value-type="float">
            <text:p>0</text:p>
          </table:table-cell>
          <table:table-cell office:value-type="float" office:value="983616988" calcext:value-type="float">
            <text:p>983616988</text:p>
          </table:table-cell>
          <table:table-cell office:value-type="float" office:value="192.14" calcext:value-type="float">
            <text:p>192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7621" calcext:value-type="float">
            <text:p>197621</text:p>
          </table:table-cell>
          <table:table-cell office:value-type="float" office:value="12620081" calcext:value-type="float">
            <text:p>12620081</text:p>
          </table:table-cell>
          <table:table-cell office:value-type="float" office:value="0" calcext:value-type="float">
            <text:p>0</text:p>
          </table:table-cell>
          <table:table-cell office:value-type="float" office:value="495034228" calcext:value-type="float">
            <text:p>495034228</text:p>
          </table:table-cell>
          <table:table-cell office:value-type="float" office:value="63.86" calcext:value-type="float">
            <text:p>63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7621" calcext:value-type="float">
            <text:p>197621</text:p>
          </table:table-cell>
          <table:table-cell office:value-type="float" office:value="12620081" calcext:value-type="float">
            <text:p>12620081</text:p>
          </table:table-cell>
          <table:table-cell office:value-type="float" office:value="0" calcext:value-type="float">
            <text:p>0</text:p>
          </table:table-cell>
          <table:table-cell office:value-type="float" office:value="3623370064" calcext:value-type="float">
            <text:p>3623370064</text:p>
          </table:table-cell>
          <table:table-cell office:value-type="float" office:value="63.86" calcext:value-type="float">
            <text:p>63.8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7621" calcext:value-type="float">
            <text:p>197621</text:p>
          </table:table-cell>
          <table:table-cell office:value-type="float" office:value="12620081" calcext:value-type="float">
            <text:p>12620081</text:p>
          </table:table-cell>
          <table:table-cell office:value-type="float" office:value="0" calcext:value-type="float">
            <text:p>0</text:p>
          </table:table-cell>
          <table:table-cell office:value-type="float" office:value="539532232" calcext:value-type="float">
            <text:p>539532232</text:p>
          </table:table-cell>
          <table:table-cell office:value-type="float" office:value="63.86" calcext:value-type="float">
            <text:p>63.86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1">
          <table:table-cell office:value-type="float" office:value="0.92" calcext:value-type="float">
            <text:p>0.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28.06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8.5838e6, out</text:p>
          </table:table-cell>
          <table:table-cell office:value-type="string" calcext:value-type="string">
            <text:p><text:s/>4.4282e6, dro</text:p>
          </table:table-cell>
          <table:table-cell office:value-type="string" calcext:value-type="string">
            <text:p>p 4.1557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330660" calcext:value-type="float">
            <text:p>330660</text:p>
          </table:table-cell>
          <table:table-cell office:value-type="float" office:value="45205842" calcext:value-type="float">
            <text:p>45205842</text:p>
          </table:table-cell>
          <table:table-cell office:value-type="float" office:value="0" calcext:value-type="float">
            <text:p>0</text:p>
          </table:table-cell>
          <table:table-cell office:value-type="float" office:value="411428284" calcext:value-type="float">
            <text:p>411428284</text:p>
          </table:table-cell>
          <table:table-cell office:value-type="float" office:value="136.71" calcext:value-type="float">
            <text:p>136.71</text:p>
          </table:table-cell>
          <table:table-cell/>
          <table:table-cell office:value-type="string" calcext:value-type="string">
            <text:p>Packets</text:p>
          </table:table-cell>
          <table:table-cell table:formula="of:=[.D44]/[.D39]" office:value-type="float" office:value="0.727213420778668" calcext:value-type="float">
            <text:p>0.727213420778668</text:p>
          </table:table-cell>
          <table:table-cell table:formula="of:=[.D43]/[.D39]" office:value-type="float" office:value="0.272786579221332" calcext:value-type="float">
            <text:p>0.272786579221332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330660" calcext:value-type="float">
            <text:p>330660</text:p>
          </table:table-cell>
          <table:table-cell office:value-type="float" office:value="45205842" calcext:value-type="float">
            <text:p>45205842</text:p>
          </table:table-cell>
          <table:table-cell office:value-type="float" office:value="0" calcext:value-type="float">
            <text:p>0</text:p>
          </table:table-cell>
          <table:table-cell office:value-type="float" office:value="3546508572" calcext:value-type="float">
            <text:p>3546508572</text:p>
          </table:table-cell>
          <table:table-cell office:value-type="float" office:value="136.71" calcext:value-type="float">
            <text:p>136.71</text:p>
          </table:table-cell>
          <table:table-cell/>
          <table:table-cell office:value-type="string" calcext:value-type="string">
            <text:p>clock cycles</text:p>
          </table:table-cell>
          <table:table-cell table:formula="of:=[.F44]+[.F45]+[.F46]+[.F47]+(([.F39]+[.F40])*[.J39])+([.F41])*0.75" office:value-type="float" office:value="7958109549.27773" calcext:value-type="float">
            <text:p>7958109549.27773</text:p>
          </table:table-cell>
          <table:table-cell table:formula="of:=[.F43]+[.F48]+[.F49]+[.F50]+(([.F39]+[.F40])*[.K39])+[.F41]*0.25" office:value-type="float" office:value="6352521994.71227" calcext:value-type="float">
            <text:p>6352521994.71227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706898" calcext:value-type="float">
            <text:p>706898</text:p>
          </table:table-cell>
          <table:table-cell office:value-type="float" office:value="87630136" calcext:value-type="float">
            <text:p>87630136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1981573692" calcext:value-type="float">
            <text:p>1981573692</text:p>
          </table:table-cell>
          <table:table-cell office:value-type="float" office:value="123.96" calcext:value-type="float">
            <text:p>123.96</text:p>
          </table:table-cell>
          <table:table-cell table:number-columns-repeated="2"/>
          <table:table-cell table:formula="of:=[.J40]/[.D44]" office:value-type="float" office:value="242.076964670352" calcext:value-type="float">
            <text:p>242.076964670352</text:p>
          </table:table-cell>
          <table:table-cell table:formula="of:=[.K40]/[.D43]" office:value-type="float" office:value="515.143963260431" calcext:value-type="float">
            <text:p>515.143963260431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308761" calcext:value-type="float">
            <text:p>308761</text:p>
          </table:table-cell>
          <table:table-cell office:value-type="float" office:value="42424294" calcext:value-type="float">
            <text:p>42424294</text:p>
          </table:table-cell>
          <table:table-cell office:value-type="float" office:value="0" calcext:value-type="float">
            <text:p>0</text:p>
          </table:table-cell>
          <table:table-cell office:value-type="float" office:value="2055240872" calcext:value-type="float">
            <text:p>2055240872</text:p>
          </table:table-cell>
          <table:table-cell office:value-type="float" office:value="137.4" calcext:value-type="float">
            <text:p>137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117" calcext:value-type="float">
            <text:p>193117</text:p>
          </table:table-cell>
          <table:table-cell office:value-type="float" office:value="12331547" calcext:value-type="float">
            <text:p>12331547</text:p>
          </table:table-cell>
          <table:table-cell office:value-type="float" office:value="0" calcext:value-type="float">
            <text:p>0</text:p>
          </table:table-cell>
          <table:table-cell office:value-type="float" office:value="209976156" calcext:value-type="float">
            <text:p>209976156</text:p>
          </table:table-cell>
          <table:table-cell office:value-type="float" office:value="63.86" calcext:value-type="float">
            <text:p>63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1088" calcext:value-type="float">
            <text:p>171088</text:p>
          </table:table-cell>
          <table:table-cell office:value-type="float" office:value="32874295" calcext:value-type="float">
            <text:p>32874295</text:p>
          </table:table-cell>
          <table:table-cell office:value-type="float" office:value="0" calcext:value-type="float">
            <text:p>0</text:p>
          </table:table-cell>
          <table:table-cell office:value-type="float" office:value="988172352" calcext:value-type="float">
            <text:p>988172352</text:p>
          </table:table-cell>
          <table:table-cell office:value-type="float" office:value="192.15" calcext:value-type="float">
            <text:p>192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1088" calcext:value-type="float">
            <text:p>171088</text:p>
          </table:table-cell>
          <table:table-cell office:value-type="float" office:value="32874295" calcext:value-type="float">
            <text:p>32874295</text:p>
          </table:table-cell>
          <table:table-cell office:value-type="float" office:value="0" calcext:value-type="float">
            <text:p>0</text:p>
          </table:table-cell>
          <table:table-cell office:value-type="float" office:value="655419092" calcext:value-type="float">
            <text:p>655419092</text:p>
          </table:table-cell>
          <table:table-cell office:value-type="float" office:value="192.15" calcext:value-type="float">
            <text:p>192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1088" calcext:value-type="float">
            <text:p>171088</text:p>
          </table:table-cell>
          <table:table-cell office:value-type="float" office:value="32874295" calcext:value-type="float">
            <text:p>32874295</text:p>
          </table:table-cell>
          <table:table-cell office:value-type="float" office:value="0" calcext:value-type="float">
            <text:p>0</text:p>
          </table:table-cell>
          <table:table-cell office:value-type="float" office:value="964471264" calcext:value-type="float">
            <text:p>964471264</text:p>
          </table:table-cell>
          <table:table-cell office:value-type="float" office:value="192.15" calcext:value-type="float">
            <text:p>192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1088" calcext:value-type="float">
            <text:p>171088</text:p>
          </table:table-cell>
          <table:table-cell office:value-type="float" office:value="32874295" calcext:value-type="float">
            <text:p>32874295</text:p>
          </table:table-cell>
          <table:table-cell office:value-type="float" office:value="0" calcext:value-type="float">
            <text:p>0</text:p>
          </table:table-cell>
          <table:table-cell office:value-type="float" office:value="985601772" calcext:value-type="float">
            <text:p>985601772</text:p>
          </table:table-cell>
          <table:table-cell office:value-type="float" office:value="192.15" calcext:value-type="float">
            <text:p>192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117" calcext:value-type="float">
            <text:p>193117</text:p>
          </table:table-cell>
          <table:table-cell office:value-type="float" office:value="12331547" calcext:value-type="float">
            <text:p>12331547</text:p>
          </table:table-cell>
          <table:table-cell office:value-type="float" office:value="0" calcext:value-type="float">
            <text:p>0</text:p>
          </table:table-cell>
          <table:table-cell office:value-type="float" office:value="476568700" calcext:value-type="float">
            <text:p>476568700</text:p>
          </table:table-cell>
          <table:table-cell office:value-type="float" office:value="63.86" calcext:value-type="float">
            <text:p>63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117" calcext:value-type="float">
            <text:p>193117</text:p>
          </table:table-cell>
          <table:table-cell office:value-type="float" office:value="12331547" calcext:value-type="float">
            <text:p>12331547</text:p>
          </table:table-cell>
          <table:table-cell office:value-type="float" office:value="0" calcext:value-type="float">
            <text:p>0</text:p>
          </table:table-cell>
          <table:table-cell office:value-type="float" office:value="3557152296" calcext:value-type="float">
            <text:p>3557152296</text:p>
          </table:table-cell>
          <table:table-cell office:value-type="float" office:value="63.86" calcext:value-type="float">
            <text:p>63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117" calcext:value-type="float">
            <text:p>193117</text:p>
          </table:table-cell>
          <table:table-cell office:value-type="float" office:value="12331547" calcext:value-type="float">
            <text:p>12331547</text:p>
          </table:table-cell>
          <table:table-cell office:value-type="float" office:value="0" calcext:value-type="float">
            <text:p>0</text:p>
          </table:table-cell>
          <table:table-cell office:value-type="float" office:value="533759363.99" calcext:value-type="float">
            <text:p>533759363.99</text:p>
          </table:table-cell>
          <table:table-cell office:value-type="float" office:value="63.86" calcext:value-type="float">
            <text:p>63.86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3" calcext:value-type="float">
            <text:p>0.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26.72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8.7088e6, out</text:p>
          </table:table-cell>
          <table:table-cell office:value-type="string" calcext:value-type="string">
            <text:p><text:s/>4.4582e6, dro</text:p>
          </table:table-cell>
          <table:table-cell office:value-type="string" calcext:value-type="string">
            <text:p>p 4.2506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345102" calcext:value-type="float">
            <text:p>345102</text:p>
          </table:table-cell>
          <table:table-cell office:value-type="float" office:value="45603665" calcext:value-type="float">
            <text:p>45603665</text:p>
          </table:table-cell>
          <table:table-cell office:value-type="float" office:value="0" calcext:value-type="float">
            <text:p>0</text:p>
          </table:table-cell>
          <table:table-cell office:value-type="float" office:value="412424636" calcext:value-type="float">
            <text:p>412424636</text:p>
          </table:table-cell>
          <table:table-cell office:value-type="float" office:value="132.15" calcext:value-type="float">
            <text:p>132.15</text:p>
          </table:table-cell>
          <table:table-cell/>
          <table:table-cell office:value-type="string" calcext:value-type="string">
            <text:p>Packets</text:p>
          </table:table-cell>
          <table:table-cell table:formula="of:=[.D61]/[.D56]" office:value-type="float" office:value="0.725796775324966" calcext:value-type="float">
            <text:p>0.725796775324966</text:p>
          </table:table-cell>
          <table:table-cell table:formula="of:=[.D60]/[.D56]" office:value-type="float" office:value="0.274203224675034" calcext:value-type="float">
            <text:p>0.274203224675034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345102" calcext:value-type="float">
            <text:p>345102</text:p>
          </table:table-cell>
          <table:table-cell office:value-type="float" office:value="45603665" calcext:value-type="float">
            <text:p>45603665</text:p>
          </table:table-cell>
          <table:table-cell office:value-type="float" office:value="0" calcext:value-type="float">
            <text:p>0</text:p>
          </table:table-cell>
          <table:table-cell office:value-type="float" office:value="3564119488" calcext:value-type="float">
            <text:p>3564119488</text:p>
          </table:table-cell>
          <table:table-cell office:value-type="float" office:value="132.15" calcext:value-type="float">
            <text:p>132.15</text:p>
          </table:table-cell>
          <table:table-cell/>
          <table:table-cell office:value-type="string" calcext:value-type="string">
            <text:p>clock cycles</text:p>
          </table:table-cell>
          <table:table-cell table:formula="of:=[.F61]+[.F62]+[.F63]+[.F64]+(([.F56]+[.F57])*[.J56])+([.F58])*0.75" office:value-type="float" office:value="8259078953.13664" calcext:value-type="float">
            <text:p>8259078953.13664</text:p>
          </table:table-cell>
          <table:table-cell table:formula="of:=[.F60]+[.F65]+[.F66]+[.F67]+(([.F56]+[.F57])*[.K56])+[.F58]*0.25" office:value-type="float" office:value="6516858206.86336" calcext:value-type="float">
            <text:p>6516858206.86336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710759" calcext:value-type="float">
            <text:p>710759</text:p>
          </table:table-cell>
          <table:table-cell office:value-type="float" office:value="89083501" calcext:value-type="float">
            <text:p>89083501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2400946836" calcext:value-type="float">
            <text:p>2400946836</text:p>
          </table:table-cell>
          <table:table-cell office:value-type="float" office:value="125.34" calcext:value-type="float">
            <text:p>125.34</text:p>
          </table:table-cell>
          <table:table-cell table:number-columns-repeated="2"/>
          <table:table-cell table:formula="of:=[.J57]/[.D61]" office:value-type="float" office:value="249.526592943074" calcext:value-type="float">
            <text:p>249.526592943074</text:p>
          </table:table-cell>
          <table:table-cell table:formula="of:=[.K57]/[.D60]" office:value-type="float" office:value="521.153870078588" calcext:value-type="float">
            <text:p>521.153870078588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4976" calcext:value-type="float">
            <text:p>324976</text:p>
          </table:table-cell>
          <table:table-cell office:value-type="float" office:value="43479836" calcext:value-type="float">
            <text:p>43479836</text:p>
          </table:table-cell>
          <table:table-cell office:value-type="float" office:value="0" calcext:value-type="float">
            <text:p>0</text:p>
          </table:table-cell>
          <table:table-cell office:value-type="float" office:value="1644949548" calcext:value-type="float">
            <text:p>1644949548</text:p>
          </table:table-cell>
          <table:table-cell office:value-type="float" office:value="133.79" calcext:value-type="float">
            <text:p>133.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5861" calcext:value-type="float">
            <text:p>195861</text:p>
          </table:table-cell>
          <table:table-cell office:value-type="float" office:value="12504672" calcext:value-type="float">
            <text:p>12504672</text:p>
          </table:table-cell>
          <table:table-cell office:value-type="float" office:value="0" calcext:value-type="float">
            <text:p>0</text:p>
          </table:table-cell>
          <table:table-cell office:value-type="float" office:value="212875660" calcext:value-type="float">
            <text:p>212875660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2248" calcext:value-type="float">
            <text:p>172248</text:p>
          </table:table-cell>
          <table:table-cell office:value-type="float" office:value="33098993" calcext:value-type="float">
            <text:p>33098993</text:p>
          </table:table-cell>
          <table:table-cell office:value-type="float" office:value="0" calcext:value-type="float">
            <text:p>0</text:p>
          </table:table-cell>
          <table:table-cell office:value-type="float" office:value="977828988" calcext:value-type="float">
            <text:p>977828988</text:p>
          </table:table-cell>
          <table:table-cell office:value-type="float" office:value="192.16" calcext:value-type="float">
            <text:p>192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2248" calcext:value-type="float">
            <text:p>172248</text:p>
          </table:table-cell>
          <table:table-cell office:value-type="float" office:value="33098993" calcext:value-type="float">
            <text:p>33098993</text:p>
          </table:table-cell>
          <table:table-cell office:value-type="float" office:value="0" calcext:value-type="float">
            <text:p>0</text:p>
          </table:table-cell>
          <table:table-cell office:value-type="float" office:value="642395756" calcext:value-type="float">
            <text:p>642395756</text:p>
          </table:table-cell>
          <table:table-cell office:value-type="float" office:value="192.16" calcext:value-type="float">
            <text:p>192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2248" calcext:value-type="float">
            <text:p>172248</text:p>
          </table:table-cell>
          <table:table-cell office:value-type="float" office:value="33098993" calcext:value-type="float">
            <text:p>33098993</text:p>
          </table:table-cell>
          <table:table-cell office:value-type="float" office:value="0" calcext:value-type="float">
            <text:p>0</text:p>
          </table:table-cell>
          <table:table-cell office:value-type="float" office:value="968202604" calcext:value-type="float">
            <text:p>968202604</text:p>
          </table:table-cell>
          <table:table-cell office:value-type="float" office:value="192.16" calcext:value-type="float">
            <text:p>192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2248" calcext:value-type="float">
            <text:p>172248</text:p>
          </table:table-cell>
          <table:table-cell office:value-type="float" office:value="33098993" calcext:value-type="float">
            <text:p>33098993</text:p>
          </table:table-cell>
          <table:table-cell office:value-type="float" office:value="0" calcext:value-type="float">
            <text:p>0</text:p>
          </table:table-cell>
          <table:table-cell office:value-type="float" office:value="983778576" calcext:value-type="float">
            <text:p>983778576</text:p>
          </table:table-cell>
          <table:table-cell office:value-type="float" office:value="192.16" calcext:value-type="float">
            <text:p>192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5861" calcext:value-type="float">
            <text:p>195861</text:p>
          </table:table-cell>
          <table:table-cell office:value-type="float" office:value="12504672" calcext:value-type="float">
            <text:p>12504672</text:p>
          </table:table-cell>
          <table:table-cell office:value-type="float" office:value="0" calcext:value-type="float">
            <text:p>0</text:p>
          </table:table-cell>
          <table:table-cell office:value-type="float" office:value="494930704" calcext:value-type="float">
            <text:p>494930704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5861" calcext:value-type="float">
            <text:p>195861</text:p>
          </table:table-cell>
          <table:table-cell office:value-type="float" office:value="12504672" calcext:value-type="float">
            <text:p>12504672</text:p>
          </table:table-cell>
          <table:table-cell office:value-type="float" office:value="0" calcext:value-type="float">
            <text:p>0</text:p>
          </table:table-cell>
          <table:table-cell office:value-type="float" office:value="3585540948" calcext:value-type="float">
            <text:p>3585540948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5861" calcext:value-type="float">
            <text:p>195861</text:p>
          </table:table-cell>
          <table:table-cell office:value-type="float" office:value="12504672" calcext:value-type="float">
            <text:p>12504672</text:p>
          </table:table-cell>
          <table:table-cell office:value-type="float" office:value="0" calcext:value-type="float">
            <text:p>0</text:p>
          </table:table-cell>
          <table:table-cell office:value-type="float" office:value="532892964" calcext:value-type="float">
            <text:p>532892964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4" calcext:value-type="float">
            <text:p>0.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27.36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8.4959e6, out</text:p>
          </table:table-cell>
          <table:table-cell office:value-type="string" calcext:value-type="string">
            <text:p><text:s/>4.6715e6, dro</text:p>
          </table:table-cell>
          <table:table-cell office:value-type="string" calcext:value-type="string">
            <text:p>p 3.8244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338765" calcext:value-type="float">
            <text:p>338765</text:p>
          </table:table-cell>
          <table:table-cell office:value-type="float" office:value="47686323" calcext:value-type="float">
            <text:p>47686323</text:p>
          </table:table-cell>
          <table:table-cell office:value-type="float" office:value="0" calcext:value-type="float">
            <text:p>0</text:p>
          </table:table-cell>
          <table:table-cell office:value-type="float" office:value="431126064" calcext:value-type="float">
            <text:p>431126064</text:p>
          </table:table-cell>
          <table:table-cell office:value-type="float" office:value="140.77" calcext:value-type="float">
            <text:p>140.77</text:p>
          </table:table-cell>
          <table:table-cell/>
          <table:table-cell office:value-type="string" calcext:value-type="string">
            <text:p>Packets</text:p>
          </table:table-cell>
          <table:table-cell table:formula="of:=[.D78]/[.D73]" office:value-type="float" office:value="0.720808249359046" calcext:value-type="float">
            <text:p>0.720808249359046</text:p>
          </table:table-cell>
          <table:table-cell table:formula="of:=[.D77]/[.D73]" office:value-type="float" office:value="0.279191750640954" calcext:value-type="float">
            <text:p>0.279191750640954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338765" calcext:value-type="float">
            <text:p>338765</text:p>
          </table:table-cell>
          <table:table-cell office:value-type="float" office:value="47686323" calcext:value-type="float">
            <text:p>47686323</text:p>
          </table:table-cell>
          <table:table-cell office:value-type="float" office:value="0" calcext:value-type="float">
            <text:p>0</text:p>
          </table:table-cell>
          <table:table-cell office:value-type="float" office:value="3718244784" calcext:value-type="float">
            <text:p>3718244784</text:p>
          </table:table-cell>
          <table:table-cell office:value-type="float" office:value="140.77" calcext:value-type="float">
            <text:p>140.77</text:p>
          </table:table-cell>
          <table:table-cell/>
          <table:table-cell office:value-type="string" calcext:value-type="string">
            <text:p>clock cycles</text:p>
          </table:table-cell>
          <table:table-cell table:formula="of:=[.F78]+[.F79]+[.F80]+[.F81]+(([.F73]+[.F74])*[.J73])+([.F75])*0.75" office:value-type="float" office:value="8145181206.88834" calcext:value-type="float">
            <text:p>8145181206.88834</text:p>
          </table:table-cell>
          <table:table-cell table:formula="of:=[.F77]+[.F82]+[.F83]+[.F84]+(([.F73]+[.F74])*[.K73])+[.F75]*0.25" office:value-type="float" office:value="6761315681.11166" calcext:value-type="float">
            <text:p>6761315681.11166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93596" calcext:value-type="float">
            <text:p>693596</text:p>
          </table:table-cell>
          <table:table-cell office:value-type="float" office:value="86724974" calcext:value-type="float">
            <text:p>86724974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1953034056" calcext:value-type="float">
            <text:p>1953034056</text:p>
          </table:table-cell>
          <table:table-cell office:value-type="float" office:value="125.04" calcext:value-type="float">
            <text:p>125.04</text:p>
          </table:table-cell>
          <table:table-cell table:number-columns-repeated="2"/>
          <table:table-cell table:formula="of:=[.J74]/[.D78]" office:value-type="float" office:value="236.966615707274" calcext:value-type="float">
            <text:p>236.966615707274</text:p>
          </table:table-cell>
          <table:table-cell table:formula="of:=[.K74]/[.D77]" office:value-type="float" office:value="507.849226455153" calcext:value-type="float">
            <text:p>507.849226455153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90109" calcext:value-type="float">
            <text:p>290109</text:p>
          </table:table-cell>
          <table:table-cell office:value-type="float" office:value="39038651" calcext:value-type="float">
            <text:p>39038651</text:p>
          </table:table-cell>
          <table:table-cell office:value-type="float" office:value="0" calcext:value-type="float">
            <text:p>0</text:p>
          </table:table-cell>
          <table:table-cell office:value-type="float" office:value="1464224056" calcext:value-type="float">
            <text:p>1464224056</text:p>
          </table:table-cell>
          <table:table-cell office:value-type="float" office:value="134.57" calcext:value-type="float">
            <text:p>134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8562" calcext:value-type="float">
            <text:p>208562</text:p>
          </table:table-cell>
          <table:table-cell office:value-type="float" office:value="13313628" calcext:value-type="float">
            <text:p>13313628</text:p>
          </table:table-cell>
          <table:table-cell office:value-type="float" office:value="0" calcext:value-type="float">
            <text:p>0</text:p>
          </table:table-cell>
          <table:table-cell office:value-type="float" office:value="219805400" calcext:value-type="float">
            <text:p>219805400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8864" calcext:value-type="float">
            <text:p>178864</text:p>
          </table:table-cell>
          <table:table-cell office:value-type="float" office:value="34372695" calcext:value-type="float">
            <text:p>34372695</text:p>
          </table:table-cell>
          <table:table-cell office:value-type="float" office:value="0" calcext:value-type="float">
            <text:p>0</text:p>
          </table:table-cell>
          <table:table-cell office:value-type="float" office:value="1004927556" calcext:value-type="float">
            <text:p>1004927556</text:p>
          </table:table-cell>
          <table:table-cell office:value-type="float" office:value="192.17" calcext:value-type="float">
            <text:p>19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8864" calcext:value-type="float">
            <text:p>178864</text:p>
          </table:table-cell>
          <table:table-cell office:value-type="float" office:value="34372695" calcext:value-type="float">
            <text:p>34372695</text:p>
          </table:table-cell>
          <table:table-cell office:value-type="float" office:value="0" calcext:value-type="float">
            <text:p>0</text:p>
          </table:table-cell>
          <table:table-cell office:value-type="float" office:value="662956240" calcext:value-type="float">
            <text:p>662956240</text:p>
          </table:table-cell>
          <table:table-cell office:value-type="float" office:value="192.17" calcext:value-type="float">
            <text:p>19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8864" calcext:value-type="float">
            <text:p>178864</text:p>
          </table:table-cell>
          <table:table-cell office:value-type="float" office:value="34372695" calcext:value-type="float">
            <text:p>34372695</text:p>
          </table:table-cell>
          <table:table-cell office:value-type="float" office:value="0" calcext:value-type="float">
            <text:p>0</text:p>
          </table:table-cell>
          <table:table-cell office:value-type="float" office:value="1004104928" calcext:value-type="float">
            <text:p>1004104928</text:p>
          </table:table-cell>
          <table:table-cell office:value-type="float" office:value="192.17" calcext:value-type="float">
            <text:p>19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8864" calcext:value-type="float">
            <text:p>178864</text:p>
          </table:table-cell>
          <table:table-cell office:value-type="float" office:value="34372695" calcext:value-type="float">
            <text:p>34372695</text:p>
          </table:table-cell>
          <table:table-cell office:value-type="float" office:value="0" calcext:value-type="float">
            <text:p>0</text:p>
          </table:table-cell>
          <table:table-cell office:value-type="float" office:value="1017516204" calcext:value-type="float">
            <text:p>1017516204</text:p>
          </table:table-cell>
          <table:table-cell office:value-type="float" office:value="192.17" calcext:value-type="float">
            <text:p>19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8562" calcext:value-type="float">
            <text:p>208562</text:p>
          </table:table-cell>
          <table:table-cell office:value-type="float" office:value="13313628" calcext:value-type="float">
            <text:p>13313628</text:p>
          </table:table-cell>
          <table:table-cell office:value-type="float" office:value="0" calcext:value-type="float">
            <text:p>0</text:p>
          </table:table-cell>
          <table:table-cell office:value-type="float" office:value="516081612" calcext:value-type="float">
            <text:p>516081612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8562" calcext:value-type="float">
            <text:p>208562</text:p>
          </table:table-cell>
          <table:table-cell office:value-type="float" office:value="13313628" calcext:value-type="float">
            <text:p>13313628</text:p>
          </table:table-cell>
          <table:table-cell office:value-type="float" office:value="0" calcext:value-type="float">
            <text:p>0</text:p>
          </table:table-cell>
          <table:table-cell office:value-type="float" office:value="3816677472" calcext:value-type="float">
            <text:p>3816677472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8562" calcext:value-type="float">
            <text:p>208562</text:p>
          </table:table-cell>
          <table:table-cell office:value-type="float" office:value="13313628" calcext:value-type="float">
            <text:p>13313628</text:p>
          </table:table-cell>
          <table:table-cell office:value-type="float" office:value="0" calcext:value-type="float">
            <text:p>0</text:p>
          </table:table-cell>
          <table:table-cell office:value-type="float" office:value="562022572" calcext:value-type="float">
            <text:p>562022572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28.59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8.0626e6, out</text:p>
          </table:table-cell>
          <table:table-cell office:value-type="string" calcext:value-type="string">
            <text:p><text:s/>4.8811e6, dro</text:p>
          </table:table-cell>
          <table:table-cell office:value-type="string" calcext:value-type="string">
            <text:p>p 3.1815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1526" calcext:value-type="float">
            <text:p>321526</text:p>
          </table:table-cell>
          <table:table-cell office:value-type="float" office:value="49830971" calcext:value-type="float">
            <text:p>49830971</text:p>
          </table:table-cell>
          <table:table-cell office:value-type="float" office:value="0" calcext:value-type="float">
            <text:p>0</text:p>
          </table:table-cell>
          <table:table-cell office:value-type="float" office:value="435294644" calcext:value-type="float">
            <text:p>435294644</text:p>
          </table:table-cell>
          <table:table-cell office:value-type="float" office:value="154.98" calcext:value-type="float">
            <text:p>154.98</text:p>
          </table:table-cell>
          <table:table-cell/>
          <table:table-cell office:value-type="string" calcext:value-type="string">
            <text:p>Packets</text:p>
          </table:table-cell>
          <table:table-cell table:formula="of:=[.D95]/[.D90]" office:value-type="float" office:value="0.713745012113049" calcext:value-type="float">
            <text:p>0.713745012113049</text:p>
          </table:table-cell>
          <table:table-cell table:formula="of:=[.D94]/[.D90]" office:value-type="float" office:value="0.286254987886951" calcext:value-type="float">
            <text:p>0.286254987886951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1526" calcext:value-type="float">
            <text:p>321526</text:p>
          </table:table-cell>
          <table:table-cell office:value-type="float" office:value="49830971" calcext:value-type="float">
            <text:p>49830971</text:p>
          </table:table-cell>
          <table:table-cell office:value-type="float" office:value="0" calcext:value-type="float">
            <text:p>0</text:p>
          </table:table-cell>
          <table:table-cell office:value-type="float" office:value="3854297752" calcext:value-type="float">
            <text:p>3854297752</text:p>
          </table:table-cell>
          <table:table-cell office:value-type="float" office:value="154.98" calcext:value-type="float">
            <text:p>154.98</text:p>
          </table:table-cell>
          <table:table-cell/>
          <table:table-cell office:value-type="string" calcext:value-type="string">
            <text:p>clock cycles</text:p>
          </table:table-cell>
          <table:table-cell table:formula="of:=[.F95]+[.F96]+[.F97]+[.F98]+(([.F90]+[.F91])*[.J90])+([.F92])*0.75" office:value-type="float" office:value="8011854809.64306" calcext:value-type="float">
            <text:p>8011854809.64306</text:p>
          </table:table-cell>
          <table:table-cell table:formula="of:=[.F94]+[.F99]+[.F100]+[.F101]+(([.F90]+[.F91])*[.K90])+[.F92]*0.25" office:value-type="float" office:value="7067787362.35694" calcext:value-type="float">
            <text:p>7067787362.35694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75451" calcext:value-type="float">
            <text:p>675451</text:p>
          </table:table-cell>
          <table:table-cell office:value-type="float" office:value="82311138" calcext:value-type="float">
            <text:p>82311138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1333140268" calcext:value-type="float">
            <text:p>1333140268</text:p>
          </table:table-cell>
          <table:table-cell office:value-type="float" office:value="121.86" calcext:value-type="float">
            <text:p>121.86</text:p>
          </table:table-cell>
          <table:table-cell table:number-columns-repeated="2"/>
          <table:table-cell table:formula="of:=[.J91]/[.D95]" office:value-type="float" office:value="225.263399728939" calcext:value-type="float">
            <text:p>225.263399728939</text:p>
          </table:table-cell>
          <table:table-cell table:formula="of:=[.K91]/[.D94]" office:value-type="float" office:value="495.485628546561" calcext:value-type="float">
            <text:p>495.485628546561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34555" calcext:value-type="float">
            <text:p>234555</text:p>
          </table:table-cell>
          <table:table-cell office:value-type="float" office:value="32480167" calcext:value-type="float">
            <text:p>32480167</text:p>
          </table:table-cell>
          <table:table-cell office:value-type="float" office:value="0" calcext:value-type="float">
            <text:p>0</text:p>
          </table:table-cell>
          <table:table-cell office:value-type="float" office:value="1290025696" calcext:value-type="float">
            <text:p>1290025696</text:p>
          </table:table-cell>
          <table:table-cell office:value-type="float" office:value="138.48" calcext:value-type="float">
            <text:p>138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23420" calcext:value-type="float">
            <text:p>223420</text:p>
          </table:table-cell>
          <table:table-cell office:value-type="float" office:value="14264364" calcext:value-type="float">
            <text:p>14264364</text:p>
          </table:table-cell>
          <table:table-cell office:value-type="float" office:value="0" calcext:value-type="float">
            <text:p>0</text:p>
          </table:table-cell>
          <table:table-cell office:value-type="float" office:value="240430176" calcext:value-type="float">
            <text:p>240430176</text:p>
          </table:table-cell>
          <table:table-cell office:value-type="float" office:value="63.85" calcext:value-type="float">
            <text:p>63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185079" calcext:value-type="float">
            <text:p>185079</text:p>
          </table:table-cell>
          <table:table-cell office:value-type="float" office:value="35566607" calcext:value-type="float">
            <text:p>35566607</text:p>
          </table:table-cell>
          <table:table-cell office:value-type="float" office:value="0" calcext:value-type="float">
            <text:p>0</text:p>
          </table:table-cell>
          <table:table-cell office:value-type="float" office:value="1032823568" calcext:value-type="float">
            <text:p>1032823568</text:p>
          </table:table-cell>
          <table:table-cell office:value-type="float" office:value="192.17" calcext:value-type="float">
            <text:p>19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85079" calcext:value-type="float">
            <text:p>185079</text:p>
          </table:table-cell>
          <table:table-cell office:value-type="float" office:value="35566607" calcext:value-type="float">
            <text:p>35566607</text:p>
          </table:table-cell>
          <table:table-cell office:value-type="float" office:value="0" calcext:value-type="float">
            <text:p>0</text:p>
          </table:table-cell>
          <table:table-cell office:value-type="float" office:value="771898984" calcext:value-type="float">
            <text:p>771898984</text:p>
          </table:table-cell>
          <table:table-cell office:value-type="float" office:value="192.17" calcext:value-type="float">
            <text:p>19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85079" calcext:value-type="float">
            <text:p>185079</text:p>
          </table:table-cell>
          <table:table-cell office:value-type="float" office:value="35566607" calcext:value-type="float">
            <text:p>35566607</text:p>
          </table:table-cell>
          <table:table-cell office:value-type="float" office:value="0" calcext:value-type="float">
            <text:p>0</text:p>
          </table:table-cell>
          <table:table-cell office:value-type="float" office:value="1083241012" calcext:value-type="float">
            <text:p>1083241012</text:p>
          </table:table-cell>
          <table:table-cell office:value-type="float" office:value="192.17" calcext:value-type="float">
            <text:p>19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85079" calcext:value-type="float">
            <text:p>185079</text:p>
          </table:table-cell>
          <table:table-cell office:value-type="float" office:value="35566607" calcext:value-type="float">
            <text:p>35566607</text:p>
          </table:table-cell>
          <table:table-cell office:value-type="float" office:value="0" calcext:value-type="float">
            <text:p>0</text:p>
          </table:table-cell>
          <table:table-cell office:value-type="float" office:value="1062360868" calcext:value-type="float">
            <text:p>1062360868</text:p>
          </table:table-cell>
          <table:table-cell office:value-type="float" office:value="192.17" calcext:value-type="float">
            <text:p>19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23420" calcext:value-type="float">
            <text:p>223420</text:p>
          </table:table-cell>
          <table:table-cell office:value-type="float" office:value="14264364" calcext:value-type="float">
            <text:p>14264364</text:p>
          </table:table-cell>
          <table:table-cell office:value-type="float" office:value="0" calcext:value-type="float">
            <text:p>0</text:p>
          </table:table-cell>
          <table:table-cell office:value-type="float" office:value="576007924" calcext:value-type="float">
            <text:p>576007924</text:p>
          </table:table-cell>
          <table:table-cell office:value-type="float" office:value="63.85" calcext:value-type="float">
            <text:p>63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23420" calcext:value-type="float">
            <text:p>223420</text:p>
          </table:table-cell>
          <table:table-cell office:value-type="float" office:value="14264364" calcext:value-type="float">
            <text:p>14264364</text:p>
          </table:table-cell>
          <table:table-cell office:value-type="float" office:value="0" calcext:value-type="float">
            <text:p>0</text:p>
          </table:table-cell>
          <table:table-cell office:value-type="float" office:value="4085071040" calcext:value-type="float">
            <text:p>4085071040</text:p>
          </table:table-cell>
          <table:table-cell office:value-type="float" office:value="63.85" calcext:value-type="float">
            <text:p>63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23420" calcext:value-type="float">
            <text:p>223420</text:p>
          </table:table-cell>
          <table:table-cell office:value-type="float" office:value="14264364" calcext:value-type="float">
            <text:p>14264364</text:p>
          </table:table-cell>
          <table:table-cell office:value-type="float" office:value="0" calcext:value-type="float">
            <text:p>0</text:p>
          </table:table-cell>
          <table:table-cell office:value-type="float" office:value="605075936" calcext:value-type="float">
            <text:p>605075936</text:p>
          </table:table-cell>
          <table:table-cell office:value-type="float" office:value="63.85" calcext:value-type="float">
            <text:p>63.85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6" calcext:value-type="float">
            <text:p>0.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29.95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7.6812e6, out</text:p>
          </table:table-cell>
          <table:table-cell office:value-type="string" calcext:value-type="string">
            <text:p><text:s/>5.1443e6, dro</text:p>
          </table:table-cell>
          <table:table-cell office:value-type="string" calcext:value-type="string">
            <text:p>p 2.5368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306252" calcext:value-type="float">
            <text:p>306252</text:p>
          </table:table-cell>
          <table:table-cell office:value-type="float" office:value="52507440" calcext:value-type="float">
            <text:p>52507440</text:p>
          </table:table-cell>
          <table:table-cell office:value-type="float" office:value="0" calcext:value-type="float">
            <text:p>0</text:p>
          </table:table-cell>
          <table:table-cell office:value-type="float" office:value="457582760" calcext:value-type="float">
            <text:p>457582760</text:p>
          </table:table-cell>
          <table:table-cell office:value-type="float" office:value="171.45" calcext:value-type="float">
            <text:p>171.45</text:p>
          </table:table-cell>
          <table:table-cell/>
          <table:table-cell office:value-type="string" calcext:value-type="string">
            <text:p>Packets</text:p>
          </table:table-cell>
          <table:table-cell table:formula="of:=[.D112]/[.D107]" office:value-type="float" office:value="0.708067580518113" calcext:value-type="float">
            <text:p>0.708067580518113</text:p>
          </table:table-cell>
          <table:table-cell table:formula="of:=[.D111]/[.D107]" office:value-type="float" office:value="0.291932419481887" calcext:value-type="float">
            <text:p>0.291932419481887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306252" calcext:value-type="float">
            <text:p>306252</text:p>
          </table:table-cell>
          <table:table-cell office:value-type="float" office:value="52507440" calcext:value-type="float">
            <text:p>52507440</text:p>
          </table:table-cell>
          <table:table-cell office:value-type="float" office:value="0" calcext:value-type="float">
            <text:p>0</text:p>
          </table:table-cell>
          <table:table-cell office:value-type="float" office:value="4037071556" calcext:value-type="float">
            <text:p>4037071556</text:p>
          </table:table-cell>
          <table:table-cell office:value-type="float" office:value="171.45" calcext:value-type="float">
            <text:p>171.45</text:p>
          </table:table-cell>
          <table:table-cell/>
          <table:table-cell office:value-type="string" calcext:value-type="string">
            <text:p>clock cycles</text:p>
          </table:table-cell>
          <table:table-cell table:formula="of:=[.F112]+[.F113]+[.F114]+[.F115]+(([.F107]+[.F108])*[.J107])+([.F109])*0.75" office:value-type="float" office:value="7935683254.79542" calcext:value-type="float">
            <text:p>7935683254.79542</text:p>
          </table:table-cell>
          <table:table-cell table:formula="of:=[.F111]+[.F116]+[.F117]+[.F118]+(([.F107]+[.F108])*[.K107])+[.F109]*0.25" office:value-type="float" office:value="7438378341.20459" calcext:value-type="float">
            <text:p>7438378341.20459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48081" calcext:value-type="float">
            <text:p>648081</text:p>
          </table:table-cell>
          <table:table-cell office:value-type="float" office:value="78400704" calcext:value-type="float">
            <text:p>78400704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1000817616" calcext:value-type="float">
            <text:p>1000817616</text:p>
          </table:table-cell>
          <table:table-cell office:value-type="float" office:value="120.97" calcext:value-type="float">
            <text:p>120.97</text:p>
          </table:table-cell>
          <table:table-cell table:number-columns-repeated="2"/>
          <table:table-cell table:formula="of:=[.J108]/[.D112]" office:value-type="float" office:value="213.446368351144" calcext:value-type="float">
            <text:p>213.446368351144</text:p>
          </table:table-cell>
          <table:table-cell table:formula="of:=[.K108]/[.D111]" office:value-type="float" office:value="485.26066926846" calcext:value-type="float">
            <text:p>485.26066926846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8934" calcext:value-type="float">
            <text:p>178934</text:p>
          </table:table-cell>
          <table:table-cell office:value-type="float" office:value="25893264" calcext:value-type="float">
            <text:p>25893264</text:p>
          </table:table-cell>
          <table:table-cell office:value-type="float" office:value="0" calcext:value-type="float">
            <text:p>0</text:p>
          </table:table-cell>
          <table:table-cell office:value-type="float" office:value="996013768" calcext:value-type="float">
            <text:p>996013768</text:p>
          </table:table-cell>
          <table:table-cell office:value-type="float" office:value="144.71" calcext:value-type="float">
            <text:p>144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40097" calcext:value-type="float">
            <text:p>240097</text:p>
          </table:table-cell>
          <table:table-cell office:value-type="float" office:value="15328624" calcext:value-type="float">
            <text:p>15328624</text:p>
          </table:table-cell>
          <table:table-cell office:value-type="float" office:value="0" calcext:value-type="float">
            <text:p>0</text:p>
          </table:table-cell>
          <table:table-cell office:value-type="float" office:value="259412268" calcext:value-type="float">
            <text:p>259412268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474" calcext:value-type="float">
            <text:p>193474</text:p>
          </table:table-cell>
          <table:table-cell office:value-type="float" office:value="37178816" calcext:value-type="float">
            <text:p>37178816</text:p>
          </table:table-cell>
          <table:table-cell office:value-type="float" office:value="0" calcext:value-type="float">
            <text:p>0</text:p>
          </table:table-cell>
          <table:table-cell office:value-type="float" office:value="1078842496" calcext:value-type="float">
            <text:p>1078842496</text:p>
          </table:table-cell>
          <table:table-cell office:value-type="float" office:value="192.16" calcext:value-type="float">
            <text:p>192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474" calcext:value-type="float">
            <text:p>193474</text:p>
          </table:table-cell>
          <table:table-cell office:value-type="float" office:value="37178816" calcext:value-type="float">
            <text:p>37178816</text:p>
          </table:table-cell>
          <table:table-cell office:value-type="float" office:value="0" calcext:value-type="float">
            <text:p>0</text:p>
          </table:table-cell>
          <table:table-cell office:value-type="float" office:value="717418768" calcext:value-type="float">
            <text:p>717418768</text:p>
          </table:table-cell>
          <table:table-cell office:value-type="float" office:value="192.16" calcext:value-type="float">
            <text:p>192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474" calcext:value-type="float">
            <text:p>193474</text:p>
          </table:table-cell>
          <table:table-cell office:value-type="float" office:value="37178816" calcext:value-type="float">
            <text:p>37178816</text:p>
          </table:table-cell>
          <table:table-cell office:value-type="float" office:value="0" calcext:value-type="float">
            <text:p>0</text:p>
          </table:table-cell>
          <table:table-cell office:value-type="float" office:value="1084612672" calcext:value-type="float">
            <text:p>1084612672</text:p>
          </table:table-cell>
          <table:table-cell office:value-type="float" office:value="192.16" calcext:value-type="float">
            <text:p>192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474" calcext:value-type="float">
            <text:p>193474</text:p>
          </table:table-cell>
          <table:table-cell office:value-type="float" office:value="37178816" calcext:value-type="float">
            <text:p>37178816</text:p>
          </table:table-cell>
          <table:table-cell office:value-type="float" office:value="0" calcext:value-type="float">
            <text:p>0</text:p>
          </table:table-cell>
          <table:table-cell office:value-type="float" office:value="1121677100" calcext:value-type="float">
            <text:p>1121677100</text:p>
          </table:table-cell>
          <table:table-cell office:value-type="float" office:value="192.16" calcext:value-type="float">
            <text:p>192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40097" calcext:value-type="float">
            <text:p>240097</text:p>
          </table:table-cell>
          <table:table-cell office:value-type="float" office:value="15328624" calcext:value-type="float">
            <text:p>15328624</text:p>
          </table:table-cell>
          <table:table-cell office:value-type="float" office:value="0" calcext:value-type="float">
            <text:p>0</text:p>
          </table:table-cell>
          <table:table-cell office:value-type="float" office:value="584290716" calcext:value-type="float">
            <text:p>584290716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40097" calcext:value-type="float">
            <text:p>240097</text:p>
          </table:table-cell>
          <table:table-cell office:value-type="float" office:value="15328624" calcext:value-type="float">
            <text:p>15328624</text:p>
          </table:table-cell>
          <table:table-cell office:value-type="float" office:value="0" calcext:value-type="float">
            <text:p>0</text:p>
          </table:table-cell>
          <table:table-cell office:value-type="float" office:value="4388047900" calcext:value-type="float">
            <text:p>4388047900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40097" calcext:value-type="float">
            <text:p>240097</text:p>
          </table:table-cell>
          <table:table-cell office:value-type="float" office:value="15328624" calcext:value-type="float">
            <text:p>15328624</text:p>
          </table:table-cell>
          <table:table-cell office:value-type="float" office:value="0" calcext:value-type="float">
            <text:p>0</text:p>
          </table:table-cell>
          <table:table-cell office:value-type="float" office:value="644287744" calcext:value-type="float">
            <text:p>644287744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7" calcext:value-type="float">
            <text:p>0.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31.23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7.3737e6, out</text:p>
          </table:table-cell>
          <table:table-cell office:value-type="string" calcext:value-type="string">
            <text:p><text:s/>5.4776e6, dro</text:p>
          </table:table-cell>
          <table:table-cell office:value-type="string" calcext:value-type="string">
            <text:p>p 1.8961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294634" calcext:value-type="float">
            <text:p>294634</text:p>
          </table:table-cell>
          <table:table-cell office:value-type="float" office:value="56030496" calcext:value-type="float">
            <text:p>56030496</text:p>
          </table:table-cell>
          <table:table-cell office:value-type="float" office:value="0" calcext:value-type="float">
            <text:p>0</text:p>
          </table:table-cell>
          <table:table-cell office:value-type="float" office:value="480975784" calcext:value-type="float">
            <text:p>480975784</text:p>
          </table:table-cell>
          <table:table-cell office:value-type="float" office:value="190.17" calcext:value-type="float">
            <text:p>190.17</text:p>
          </table:table-cell>
          <table:table-cell/>
          <table:table-cell office:value-type="string" calcext:value-type="string">
            <text:p>Packets</text:p>
          </table:table-cell>
          <table:table-cell table:formula="of:=[.D129]/[.D124]" office:value-type="float" office:value="0.70199139411509" calcext:value-type="float">
            <text:p>0.70199139411509</text:p>
          </table:table-cell>
          <table:table-cell table:formula="of:=[.D128]/[.D124]" office:value-type="float" office:value="0.298008605884909" calcext:value-type="float">
            <text:p>0.298008605884909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294634" calcext:value-type="float">
            <text:p>294634</text:p>
          </table:table-cell>
          <table:table-cell office:value-type="float" office:value="56030496" calcext:value-type="float">
            <text:p>56030496</text:p>
          </table:table-cell>
          <table:table-cell office:value-type="float" office:value="0" calcext:value-type="float">
            <text:p>0</text:p>
          </table:table-cell>
          <table:table-cell office:value-type="float" office:value="4246533756" calcext:value-type="float">
            <text:p>4246533756</text:p>
          </table:table-cell>
          <table:table-cell office:value-type="float" office:value="190.17" calcext:value-type="float">
            <text:p>190.17</text:p>
          </table:table-cell>
          <table:table-cell/>
          <table:table-cell office:value-type="string" calcext:value-type="string">
            <text:p>clock cycles</text:p>
          </table:table-cell>
          <table:table-cell table:formula="of:=[.F129]+[.F130]+[.F131]+[.F132]+(([.F124]+[.F125])*[.J124])+([.F126])*0.75" office:value-type="float" office:value="7782827049.67699" calcext:value-type="float">
            <text:p>7782827049.67699</text:p>
          </table:table-cell>
          <table:table-cell table:formula="of:=[.F128]+[.F133]+[.F134]+[.F135]+(([.F124]+[.F125])*[.K124])+[.F126]*0.25" office:value-type="float" office:value="7896154178.32301" calcext:value-type="float">
            <text:p>7896154178.32301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48709" calcext:value-type="float">
            <text:p>648709</text:p>
          </table:table-cell>
          <table:table-cell office:value-type="float" office:value="75426259" calcext:value-type="float">
            <text:p>75426259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336205036" calcext:value-type="float">
            <text:p>336205036</text:p>
          </table:table-cell>
          <table:table-cell office:value-type="float" office:value="116.27" calcext:value-type="float">
            <text:p>116.27</text:p>
          </table:table-cell>
          <table:table-cell table:number-columns-repeated="2"/>
          <table:table-cell table:formula="of:=[.J125]/[.D129]" office:value-type="float" office:value="197.870533447651" calcext:value-type="float">
            <text:p>197.870533447651</text:p>
          </table:table-cell>
          <table:table-cell table:formula="of:=[.K125]/[.D128]" office:value-type="float" office:value="472.892413586109" calcext:value-type="float">
            <text:p>472.892413586109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23020" calcext:value-type="float">
            <text:p>123020</text:p>
          </table:table-cell>
          <table:table-cell office:value-type="float" office:value="19395763" calcext:value-type="float">
            <text:p>19395763</text:p>
          </table:table-cell>
          <table:table-cell office:value-type="float" office:value="0" calcext:value-type="float">
            <text:p>0</text:p>
          </table:table-cell>
          <table:table-cell office:value-type="float" office:value="743085220" calcext:value-type="float">
            <text:p>743085220</text:p>
          </table:table-cell>
          <table:table-cell office:value-type="float" office:value="157.66" calcext:value-type="float">
            <text:p>157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61566" calcext:value-type="float">
            <text:p>261566</text:p>
          </table:table-cell>
          <table:table-cell office:value-type="float" office:value="16697570" calcext:value-type="float">
            <text:p>16697570</text:p>
          </table:table-cell>
          <table:table-cell office:value-type="float" office:value="0" calcext:value-type="float">
            <text:p>0</text:p>
          </table:table-cell>
          <table:table-cell office:value-type="float" office:value="262410696" calcext:value-type="float">
            <text:p>262410696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4682" calcext:value-type="float">
            <text:p>204682</text:p>
          </table:table-cell>
          <table:table-cell office:value-type="float" office:value="39332926" calcext:value-type="float">
            <text:p>39332926</text:p>
          </table:table-cell>
          <table:table-cell office:value-type="float" office:value="0" calcext:value-type="float">
            <text:p>0</text:p>
          </table:table-cell>
          <table:table-cell office:value-type="float" office:value="1145632272" calcext:value-type="float">
            <text:p>1145632272</text:p>
          </table:table-cell>
          <table:table-cell office:value-type="float" office:value="192.17" calcext:value-type="float">
            <text:p>19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4682" calcext:value-type="float">
            <text:p>204682</text:p>
          </table:table-cell>
          <table:table-cell office:value-type="float" office:value="39332926" calcext:value-type="float">
            <text:p>39332926</text:p>
          </table:table-cell>
          <table:table-cell office:value-type="float" office:value="0" calcext:value-type="float">
            <text:p>0</text:p>
          </table:table-cell>
          <table:table-cell office:value-type="float" office:value="762727840" calcext:value-type="float">
            <text:p>762727840</text:p>
          </table:table-cell>
          <table:table-cell office:value-type="float" office:value="192.17" calcext:value-type="float">
            <text:p>19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4682" calcext:value-type="float">
            <text:p>204682</text:p>
          </table:table-cell>
          <table:table-cell office:value-type="float" office:value="39332926" calcext:value-type="float">
            <text:p>39332926</text:p>
          </table:table-cell>
          <table:table-cell office:value-type="float" office:value="0" calcext:value-type="float">
            <text:p>0</text:p>
          </table:table-cell>
          <table:table-cell office:value-type="float" office:value="1132321424" calcext:value-type="float">
            <text:p>1132321424</text:p>
          </table:table-cell>
          <table:table-cell office:value-type="float" office:value="192.17" calcext:value-type="float">
            <text:p>19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4682" calcext:value-type="float">
            <text:p>204682</text:p>
          </table:table-cell>
          <table:table-cell office:value-type="float" office:value="39332926" calcext:value-type="float">
            <text:p>39332926</text:p>
          </table:table-cell>
          <table:table-cell office:value-type="float" office:value="0" calcext:value-type="float">
            <text:p>0</text:p>
          </table:table-cell>
          <table:table-cell office:value-type="float" office:value="1171320724" calcext:value-type="float">
            <text:p>1171320724</text:p>
          </table:table-cell>
          <table:table-cell office:value-type="float" office:value="192.17" calcext:value-type="float">
            <text:p>19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61566" calcext:value-type="float">
            <text:p>261566</text:p>
          </table:table-cell>
          <table:table-cell office:value-type="float" office:value="16697570" calcext:value-type="float">
            <text:p>16697570</text:p>
          </table:table-cell>
          <table:table-cell office:value-type="float" office:value="0" calcext:value-type="float">
            <text:p>0</text:p>
          </table:table-cell>
          <table:table-cell office:value-type="float" office:value="648994620" calcext:value-type="float">
            <text:p>648994620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61566" calcext:value-type="float">
            <text:p>261566</text:p>
          </table:table-cell>
          <table:table-cell office:value-type="float" office:value="16697570" calcext:value-type="float">
            <text:p>16697570</text:p>
          </table:table-cell>
          <table:table-cell office:value-type="float" office:value="0" calcext:value-type="float">
            <text:p>0</text:p>
          </table:table-cell>
          <table:table-cell office:value-type="float" office:value="4775088200" calcext:value-type="float">
            <text:p>4775088200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61566" calcext:value-type="float">
            <text:p>261566</text:p>
          </table:table-cell>
          <table:table-cell office:value-type="float" office:value="16697570" calcext:value-type="float">
            <text:p>16697570</text:p>
          </table:table-cell>
          <table:table-cell office:value-type="float" office:value="0" calcext:value-type="float">
            <text:p>0</text:p>
          </table:table-cell>
          <table:table-cell office:value-type="float" office:value="716770876" calcext:value-type="float">
            <text:p>716770876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8" calcext:value-type="float">
            <text:p>0.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32.41, last</text:p>
          </table:table-cell>
          <table:table-cell office:value-type="string" calcext:value-type="string">
            <text:p>128 main loops 0.</text:p>
          </table:table-cell>
          <table:table-cell table:style-name="ce1"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6.9536e6, out</text:p>
          </table:table-cell>
          <table:table-cell office:value-type="string" calcext:value-type="string">
            <text:p><text:s/>5.7006e6, dro</text:p>
          </table:table-cell>
          <table:table-cell office:value-type="string" calcext:value-type="string">
            <text:p>p 1.2529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7597" calcext:value-type="float">
            <text:p>277597</text:p>
          </table:table-cell>
          <table:table-cell office:value-type="float" office:value="58259617" calcext:value-type="float">
            <text:p>58259617</text:p>
          </table:table-cell>
          <table:table-cell office:value-type="float" office:value="0" calcext:value-type="float">
            <text:p>0</text:p>
          </table:table-cell>
          <table:table-cell office:value-type="float" office:value="495614728" calcext:value-type="float">
            <text:p>495614728</text:p>
          </table:table-cell>
          <table:table-cell office:value-type="float" office:value="209.87" calcext:value-type="float">
            <text:p>209.87</text:p>
          </table:table-cell>
          <table:table-cell/>
          <table:table-cell office:value-type="string" calcext:value-type="string">
            <text:p>Packets</text:p>
          </table:table-cell>
          <table:table-cell table:formula="of:=[.D146]/[.D141]" office:value-type="float" office:value="0.696664895685806" calcext:value-type="float">
            <text:p>0.696664895685806</text:p>
          </table:table-cell>
          <table:table-cell table:formula="of:=[.D145]/[.D141]" office:value-type="float" office:value="0.303335104314194" calcext:value-type="float">
            <text:p>0.303335104314194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7597" calcext:value-type="float">
            <text:p>277597</text:p>
          </table:table-cell>
          <table:table-cell office:value-type="float" office:value="58259617" calcext:value-type="float">
            <text:p>58259617</text:p>
          </table:table-cell>
          <table:table-cell office:value-type="float" office:value="0" calcext:value-type="float">
            <text:p>0</text:p>
          </table:table-cell>
          <table:table-cell office:value-type="float" office:value="4461436528" calcext:value-type="float">
            <text:p>4461436528</text:p>
          </table:table-cell>
          <table:table-cell office:value-type="float" office:value="209.87" calcext:value-type="float">
            <text:p>209.87</text:p>
          </table:table-cell>
          <table:table-cell/>
          <table:table-cell office:value-type="string" calcext:value-type="string">
            <text:p>clock cycles</text:p>
          </table:table-cell>
          <table:table-cell table:formula="of:=[.F146]+[.F147]+[.F148]+[.F149]+(([.F141]+[.F142])*[.J141])+([.F143])*0.75" office:value-type="float" office:value="15162175871.1704" calcext:value-type="float">
            <text:p>15162175871.1704</text:p>
          </table:table-cell>
          <table:table-cell table:formula="of:=[.F145]+[.F150]+[.F151]+[.F152]+(([.F141]+[.F142])*[.K141])+[.F143]*0.25" office:value-type="float" office:value="10738276228.8296" calcext:value-type="float">
            <text:p>10738276228.8296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39979" calcext:value-type="float">
            <text:p>639979</text:p>
          </table:table-cell>
          <table:table-cell office:value-type="float" office:value="71064685" calcext:value-type="float">
            <text:p>71064685</text:p>
          </table:table-cell>
          <table:table-cell office:value-type="float" office:value="0" calcext:value-type="float">
            <text:p>0</text:p>
          </table:table-cell>
          <table:table-cell office:value-type="float" office:value="9761377732" calcext:value-type="float">
            <text:p>9761377732</text:p>
          </table:table-cell>
          <table:table-cell office:value-type="float" office:value="111.04" calcext:value-type="float">
            <text:p>111.04</text:p>
          </table:table-cell>
          <table:table-cell table:number-columns-repeated="2"/>
          <table:table-cell table:formula="of:=[.J142]/[.D146]" office:value-type="float" office:value="373.568266607924" calcext:value-type="float">
            <text:p>373.568266607924</text:p>
          </table:table-cell>
          <table:table-cell table:formula="of:=[.K142]/[.D145]" office:value-type="float" office:value="607.637086956446" calcext:value-type="float">
            <text:p>607.637086956446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67257" calcext:value-type="float">
            <text:p>67257</text:p>
          </table:table-cell>
          <table:table-cell office:value-type="float" office:value="12805068" calcext:value-type="float">
            <text:p>12805068</text:p>
          </table:table-cell>
          <table:table-cell office:value-type="float" office:value="0" calcext:value-type="float">
            <text:p>0</text:p>
          </table:table-cell>
          <table:table-cell office:value-type="float" office:value="496184712" calcext:value-type="float">
            <text:p>496184712</text:p>
          </table:table-cell>
          <table:table-cell office:value-type="float" office:value="190.39" calcext:value-type="float">
            <text:p>190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6687" calcext:value-type="float">
            <text:p>276687</text:p>
          </table:table-cell>
          <table:table-cell office:value-type="float" office:value="17672187" calcext:value-type="float">
            <text:p>17672187</text:p>
          </table:table-cell>
          <table:table-cell office:value-type="float" office:value="0" calcext:value-type="float">
            <text:p>0</text:p>
          </table:table-cell>
          <table:table-cell office:value-type="float" office:value="280291952" calcext:value-type="float">
            <text:p>280291952</text:p>
          </table:table-cell>
          <table:table-cell office:value-type="float" office:value="63.87" calcext:value-type="float">
            <text:p>63.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11250" calcext:value-type="float">
            <text:p>211250</text:p>
          </table:table-cell>
          <table:table-cell office:value-type="float" office:value="40587430" calcext:value-type="float">
            <text:p>40587430</text:p>
          </table:table-cell>
          <table:table-cell office:value-type="float" office:value="0" calcext:value-type="float">
            <text:p>0</text:p>
          </table:table-cell>
          <table:table-cell office:value-type="float" office:value="1182816828" calcext:value-type="float">
            <text:p>1182816828</text:p>
          </table:table-cell>
          <table:table-cell office:value-type="float" office:value="192.13" calcext:value-type="float">
            <text:p>192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11250" calcext:value-type="float">
            <text:p>211250</text:p>
          </table:table-cell>
          <table:table-cell office:value-type="float" office:value="40587430" calcext:value-type="float">
            <text:p>40587430</text:p>
          </table:table-cell>
          <table:table-cell office:value-type="float" office:value="0" calcext:value-type="float">
            <text:p>0</text:p>
          </table:table-cell>
          <table:table-cell office:value-type="float" office:value="783140440" calcext:value-type="float">
            <text:p>783140440</text:p>
          </table:table-cell>
          <table:table-cell office:value-type="float" office:value="192.13" calcext:value-type="float">
            <text:p>192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11250" calcext:value-type="float">
            <text:p>211250</text:p>
          </table:table-cell>
          <table:table-cell office:value-type="float" office:value="40587430" calcext:value-type="float">
            <text:p>40587430</text:p>
          </table:table-cell>
          <table:table-cell office:value-type="float" office:value="0" calcext:value-type="float">
            <text:p>0</text:p>
          </table:table-cell>
          <table:table-cell office:value-type="float" office:value="1188258628" calcext:value-type="float">
            <text:p>1188258628</text:p>
          </table:table-cell>
          <table:table-cell office:value-type="float" office:value="192.13" calcext:value-type="float">
            <text:p>192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11250" calcext:value-type="float">
            <text:p>211250</text:p>
          </table:table-cell>
          <table:table-cell office:value-type="float" office:value="40587430" calcext:value-type="float">
            <text:p>40587430</text:p>
          </table:table-cell>
          <table:table-cell office:value-type="float" office:value="0" calcext:value-type="float">
            <text:p>0</text:p>
          </table:table-cell>
          <table:table-cell office:value-type="float" office:value="1233523080" calcext:value-type="float">
            <text:p>1233523080</text:p>
          </table:table-cell>
          <table:table-cell office:value-type="float" office:value="192.13" calcext:value-type="float">
            <text:p>192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6687" calcext:value-type="float">
            <text:p>276687</text:p>
          </table:table-cell>
          <table:table-cell office:value-type="float" office:value="17672187" calcext:value-type="float">
            <text:p>17672187</text:p>
          </table:table-cell>
          <table:table-cell office:value-type="float" office:value="0" calcext:value-type="float">
            <text:p>0</text:p>
          </table:table-cell>
          <table:table-cell office:value-type="float" office:value="693600056" calcext:value-type="float">
            <text:p>693600056</text:p>
          </table:table-cell>
          <table:table-cell office:value-type="float" office:value="63.87" calcext:value-type="float">
            <text:p>63.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6687" calcext:value-type="float">
            <text:p>276687</text:p>
          </table:table-cell>
          <table:table-cell office:value-type="float" office:value="17672187" calcext:value-type="float">
            <text:p>17672187</text:p>
          </table:table-cell>
          <table:table-cell office:value-type="float" office:value="0" calcext:value-type="float">
            <text:p>0</text:p>
          </table:table-cell>
          <table:table-cell office:value-type="float" office:value="5066382764" calcext:value-type="float">
            <text:p>5066382764</text:p>
          </table:table-cell>
          <table:table-cell office:value-type="float" office:value="63.87" calcext:value-type="float">
            <text:p>63.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6687" calcext:value-type="float">
            <text:p>276687</text:p>
          </table:table-cell>
          <table:table-cell office:value-type="float" office:value="17672187" calcext:value-type="float">
            <text:p>17672187</text:p>
          </table:table-cell>
          <table:table-cell office:value-type="float" office:value="0" calcext:value-type="float">
            <text:p>0</text:p>
          </table:table-cell>
          <table:table-cell office:value-type="float" office:value="754009364" calcext:value-type="float">
            <text:p>754009364</text:p>
          </table:table-cell>
          <table:table-cell office:value-type="float" office:value="63.87" calcext:value-type="float">
            <text:p>63.87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9" calcext:value-type="float">
            <text:p>0.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37.45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6.7662e6, out</text:p>
          </table:table-cell>
          <table:table-cell office:value-type="string" calcext:value-type="string">
            <text:p><text:s/>6.1541e6, dro</text:p>
          </table:table-cell>
          <table:table-cell office:value-type="string" calcext:value-type="string">
            <text:p>p 6.1205e5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0062" calcext:value-type="float">
            <text:p>270062</text:p>
          </table:table-cell>
          <table:table-cell office:value-type="float" office:value="62881912" calcext:value-type="float">
            <text:p>62881912</text:p>
          </table:table-cell>
          <table:table-cell office:value-type="float" office:value="0" calcext:value-type="float">
            <text:p>0</text:p>
          </table:table-cell>
          <table:table-cell office:value-type="float" office:value="515501572" calcext:value-type="float">
            <text:p>515501572</text:p>
          </table:table-cell>
          <table:table-cell office:value-type="float" office:value="232.84" calcext:value-type="float">
            <text:p>232.84</text:p>
          </table:table-cell>
          <table:table-cell/>
          <table:table-cell office:value-type="string" calcext:value-type="string">
            <text:p>Packets</text:p>
          </table:table-cell>
          <table:table-cell table:formula="of:=[.D163]/[.D158]" office:value-type="float" office:value="0.725651933102798" calcext:value-type="float">
            <text:p>0.725651933102798</text:p>
          </table:table-cell>
          <table:table-cell table:formula="of:=[.D162]/[.D158]" office:value-type="float" office:value="0.274348066897202" calcext:value-type="float">
            <text:p>0.274348066897202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0062" calcext:value-type="float">
            <text:p>270062</text:p>
          </table:table-cell>
          <table:table-cell office:value-type="float" office:value="62881912" calcext:value-type="float">
            <text:p>62881912</text:p>
          </table:table-cell>
          <table:table-cell office:value-type="float" office:value="0" calcext:value-type="float">
            <text:p>0</text:p>
          </table:table-cell>
          <table:table-cell office:value-type="float" office:value="4725083768" calcext:value-type="float">
            <text:p>4725083768</text:p>
          </table:table-cell>
          <table:table-cell office:value-type="float" office:value="232.84" calcext:value-type="float">
            <text:p>232.84</text:p>
          </table:table-cell>
          <table:table-cell/>
          <table:table-cell office:value-type="string" calcext:value-type="string">
            <text:p>clock cycles</text:p>
          </table:table-cell>
          <table:table-cell table:formula="of:=[.F163]+[.F164]+[.F165]+[.F166]+(([.F158]+[.F159])*[.J158])+([.F160])*0.75" office:value-type="float" office:value="15752028265.5612" calcext:value-type="float">
            <text:p>15752028265.5612</text:p>
          </table:table-cell>
          <table:table-cell table:formula="of:=[.F162]+[.F167]+[.F168]+[.F169]+(([.F158]+[.F159])*[.K158])+[.F160]*0.25" office:value-type="float" office:value="10407631142.4388" calcext:value-type="float">
            <text:p>10407631142.4388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06003" calcext:value-type="float">
            <text:p>606003</text:p>
          </table:table-cell>
          <table:table-cell office:value-type="float" office:value="69135724" calcext:value-type="float">
            <text:p>69135724</text:p>
          </table:table-cell>
          <table:table-cell office:value-type="float" office:value="0" calcext:value-type="float">
            <text:p>0</text:p>
          </table:table-cell>
          <table:table-cell office:value-type="float" office:value="9444493716" calcext:value-type="float">
            <text:p>9444493716</text:p>
          </table:table-cell>
          <table:table-cell office:value-type="float" office:value="114.08" calcext:value-type="float">
            <text:p>114.08</text:p>
          </table:table-cell>
          <table:table-cell table:number-columns-repeated="2"/>
          <table:table-cell table:formula="of:=[.J159]/[.D163]" office:value-type="float" office:value="345.20922070673" calcext:value-type="float">
            <text:p>345.20922070673</text:p>
          </table:table-cell>
          <table:table-cell table:formula="of:=[.K159]/[.D162]" office:value-type="float" office:value="603.287391851704" calcext:value-type="float">
            <text:p>603.287391851704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550" calcext:value-type="float">
            <text:p>32550</text:p>
          </table:table-cell>
          <table:table-cell office:value-type="float" office:value="6253812" calcext:value-type="float">
            <text:p>6253812</text:p>
          </table:table-cell>
          <table:table-cell office:value-type="float" office:value="0" calcext:value-type="float">
            <text:p>0</text:p>
          </table:table-cell>
          <table:table-cell office:value-type="float" office:value="239828416" calcext:value-type="float">
            <text:p>239828416</text:p>
          </table:table-cell>
          <table:table-cell office:value-type="float" office:value="192.13" calcext:value-type="float">
            <text:p>192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0062" calcext:value-type="float">
            <text:p>270062</text:p>
          </table:table-cell>
          <table:table-cell office:value-type="float" office:value="17251531" calcext:value-type="float">
            <text:p>17251531</text:p>
          </table:table-cell>
          <table:table-cell office:value-type="float" office:value="0" calcext:value-type="float">
            <text:p>0</text:p>
          </table:table-cell>
          <table:table-cell office:value-type="float" office:value="273189048" calcext:value-type="float">
            <text:p>273189048</text:p>
          </table:table-cell>
          <table:table-cell office:value-type="float" office:value="63.88" calcext:value-type="float">
            <text:p>63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37512" calcext:value-type="float">
            <text:p>237512</text:p>
          </table:table-cell>
          <table:table-cell office:value-type="float" office:value="45630381" calcext:value-type="float">
            <text:p>45630381</text:p>
          </table:table-cell>
          <table:table-cell office:value-type="float" office:value="0" calcext:value-type="float">
            <text:p>0</text:p>
          </table:table-cell>
          <table:table-cell office:value-type="float" office:value="1335945624" calcext:value-type="float">
            <text:p>1335945624</text:p>
          </table:table-cell>
          <table:table-cell office:value-type="float" office:value="192.12" calcext:value-type="float">
            <text:p>192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37512" calcext:value-type="float">
            <text:p>237512</text:p>
          </table:table-cell>
          <table:table-cell office:value-type="float" office:value="45630381" calcext:value-type="float">
            <text:p>45630381</text:p>
          </table:table-cell>
          <table:table-cell office:value-type="float" office:value="0" calcext:value-type="float">
            <text:p>0</text:p>
          </table:table-cell>
          <table:table-cell office:value-type="float" office:value="865929244" calcext:value-type="float">
            <text:p>865929244</text:p>
          </table:table-cell>
          <table:table-cell office:value-type="float" office:value="192.12" calcext:value-type="float">
            <text:p>192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37512" calcext:value-type="float">
            <text:p>237512</text:p>
          </table:table-cell>
          <table:table-cell office:value-type="float" office:value="45630381" calcext:value-type="float">
            <text:p>45630381</text:p>
          </table:table-cell>
          <table:table-cell office:value-type="float" office:value="0" calcext:value-type="float">
            <text:p>0</text:p>
          </table:table-cell>
          <table:table-cell office:value-type="float" office:value="1310907452" calcext:value-type="float">
            <text:p>1310907452</text:p>
          </table:table-cell>
          <table:table-cell office:value-type="float" office:value="192.12" calcext:value-type="float">
            <text:p>192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37512" calcext:value-type="float">
            <text:p>237512</text:p>
          </table:table-cell>
          <table:table-cell office:value-type="float" office:value="45630381" calcext:value-type="float">
            <text:p>45630381</text:p>
          </table:table-cell>
          <table:table-cell office:value-type="float" office:value="0" calcext:value-type="float">
            <text:p>0</text:p>
          </table:table-cell>
          <table:table-cell office:value-type="float" office:value="1353034776" calcext:value-type="float">
            <text:p>1353034776</text:p>
          </table:table-cell>
          <table:table-cell office:value-type="float" office:value="192.12" calcext:value-type="float">
            <text:p>192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0062" calcext:value-type="float">
            <text:p>270062</text:p>
          </table:table-cell>
          <table:table-cell office:value-type="float" office:value="17251531" calcext:value-type="float">
            <text:p>17251531</text:p>
          </table:table-cell>
          <table:table-cell office:value-type="float" office:value="0" calcext:value-type="float">
            <text:p>0</text:p>
          </table:table-cell>
          <table:table-cell office:value-type="float" office:value="662499580" calcext:value-type="float">
            <text:p>662499580</text:p>
          </table:table-cell>
          <table:table-cell office:value-type="float" office:value="63.88" calcext:value-type="float">
            <text:p>63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0062" calcext:value-type="float">
            <text:p>270062</text:p>
          </table:table-cell>
          <table:table-cell office:value-type="float" office:value="17251531" calcext:value-type="float">
            <text:p>17251531</text:p>
          </table:table-cell>
          <table:table-cell office:value-type="float" office:value="0" calcext:value-type="float">
            <text:p>0</text:p>
          </table:table-cell>
          <table:table-cell office:value-type="float" office:value="4935863728" calcext:value-type="float">
            <text:p>4935863728</text:p>
          </table:table-cell>
          <table:table-cell office:value-type="float" office:value="63.88" calcext:value-type="float">
            <text:p>63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0062" calcext:value-type="float">
            <text:p>270062</text:p>
          </table:table-cell>
          <table:table-cell office:value-type="float" office:value="17251531" calcext:value-type="float">
            <text:p>17251531</text:p>
          </table:table-cell>
          <table:table-cell office:value-type="float" office:value="0" calcext:value-type="float">
            <text:p>0</text:p>
          </table:table-cell>
          <table:table-cell office:value-type="float" office:value="737210900" calcext:value-type="float">
            <text:p>737210900</text:p>
          </table:table-cell>
          <table:table-cell office:value-type="float" office:value="63.88" calcext:value-type="float">
            <text:p>63.88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42.21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6.5172e6, out</text:p>
          </table:table-cell>
          <table:table-cell office:value-type="string" calcext:value-type="string">
            <text:p><text:s/>6.5158e6, dro</text:p>
          </table:table-cell>
          <table:table-cell office:value-type="string" calcext:value-type="string">
            <text:p>p 1.4479e3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9872" calcext:value-type="float">
            <text:p>259872</text:p>
          </table:table-cell>
          <table:table-cell office:value-type="float" office:value="66512305" calcext:value-type="float">
            <text:p>66512305</text:p>
          </table:table-cell>
          <table:table-cell office:value-type="float" office:value="0" calcext:value-type="float">
            <text:p>0</text:p>
          </table:table-cell>
          <table:table-cell office:value-type="float" office:value="522587300" calcext:value-type="float">
            <text:p>522587300</text:p>
          </table:table-cell>
          <table:table-cell office:value-type="float" office:value="255.94" calcext:value-type="float">
            <text:p>255.94</text:p>
          </table:table-cell>
          <table:table-cell/>
          <table:table-cell office:value-type="string" calcext:value-type="string">
            <text:p>Packets</text:p>
          </table:table-cell>
          <table:table-cell table:formula="of:=[.D180]/[.D175]" office:value-type="float" office:value="0.750643463641803" calcext:value-type="float">
            <text:p>0.750643463641803</text:p>
          </table:table-cell>
          <table:table-cell table:formula="of:=[.D179]/[.D175]" office:value-type="float" office:value="0.249356536358197" calcext:value-type="float">
            <text:p>0.249356536358197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9872" calcext:value-type="float">
            <text:p>259872</text:p>
          </table:table-cell>
          <table:table-cell office:value-type="float" office:value="66512305" calcext:value-type="float">
            <text:p>66512305</text:p>
          </table:table-cell>
          <table:table-cell office:value-type="float" office:value="0" calcext:value-type="float">
            <text:p>0</text:p>
          </table:table-cell>
          <table:table-cell office:value-type="float" office:value="5004114200" calcext:value-type="float">
            <text:p>5004114200</text:p>
          </table:table-cell>
          <table:table-cell office:value-type="float" office:value="255.94" calcext:value-type="float">
            <text:p>255.94</text:p>
          </table:table-cell>
          <table:table-cell/>
          <table:table-cell office:value-type="string" calcext:value-type="string">
            <text:p>clock cycles</text:p>
          </table:table-cell>
          <table:table-cell table:formula="of:=[.F180]+[.F181]+[.F182]+[.F183]+(([.F175]+[.F176])*[.J175])+([.F177])*0.75" office:value-type="float" office:value="16339494547.4643" calcext:value-type="float">
            <text:p>16339494547.4643</text:p>
          </table:table-cell>
          <table:table-cell table:formula="of:=[.F179]+[.F184]+[.F185]+[.F186]+(([.F175]+[.F176])*[.K175])+[.F177]*0.25" office:value-type="float" office:value="10029367936.5257" calcext:value-type="float">
            <text:p>10029367936.5257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15922" calcext:value-type="float">
            <text:p>615922</text:p>
          </table:table-cell>
          <table:table-cell office:value-type="float" office:value="66527085" calcext:value-type="float">
            <text:p>66527085</text:p>
          </table:table-cell>
          <table:table-cell office:value-type="float" office:value="0" calcext:value-type="float">
            <text:p>0</text:p>
          </table:table-cell>
          <table:table-cell office:value-type="float" office:value="9220085780" calcext:value-type="float">
            <text:p>9220085780</text:p>
          </table:table-cell>
          <table:table-cell office:value-type="float" office:value="108.01" calcext:value-type="float">
            <text:p>108.01</text:p>
          </table:table-cell>
          <table:table-cell table:number-columns-repeated="2"/>
          <table:table-cell table:formula="of:=[.J176]/[.D180]" office:value-type="float" office:value="327.267524811048" calcext:value-type="float">
            <text:p>327.267524811048</text:p>
          </table:table-cell>
          <table:table-cell table:formula="of:=[.K176]/[.D179]" office:value-type="float" office:value="604.715093501939" calcext:value-type="float">
            <text:p>604.715093501939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77" calcext:value-type="float">
            <text:p>77</text:p>
          </table:table-cell>
          <table:table-cell office:value-type="float" office:value="14780" calcext:value-type="float">
            <text:p>14780</text:p>
          </table:table-cell>
          <table:table-cell office:value-type="float" office:value="0" calcext:value-type="float">
            <text:p>0</text:p>
          </table:table-cell>
          <table:table-cell office:value-type="float" office:value="571656" calcext:value-type="float">
            <text:p>571656</text:p>
          </table:table-cell>
          <table:table-cell office:value-type="float" office:value="191.95" calcext:value-type="float">
            <text:p>191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9872" calcext:value-type="float">
            <text:p>259872</text:p>
          </table:table-cell>
          <table:table-cell office:value-type="float" office:value="16585278" calcext:value-type="float">
            <text:p>16585278</text:p>
          </table:table-cell>
          <table:table-cell office:value-type="float" office:value="0" calcext:value-type="float">
            <text:p>0</text:p>
          </table:table-cell>
          <table:table-cell office:value-type="float" office:value="253848648" calcext:value-type="float">
            <text:p>253848648</text:p>
          </table:table-cell>
          <table:table-cell office:value-type="float" office:value="63.82" calcext:value-type="float">
            <text:p>63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9795" calcext:value-type="float">
            <text:p>259795</text:p>
          </table:table-cell>
          <table:table-cell office:value-type="float" office:value="49927027" calcext:value-type="float">
            <text:p>49927027</text:p>
          </table:table-cell>
          <table:table-cell office:value-type="float" office:value="0" calcext:value-type="float">
            <text:p>0</text:p>
          </table:table-cell>
          <table:table-cell office:value-type="float" office:value="1424132312" calcext:value-type="float">
            <text:p>1424132312</text:p>
          </table:table-cell>
          <table:table-cell office:value-type="float" office:value="192.18" calcext:value-type="float">
            <text:p>192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9795" calcext:value-type="float">
            <text:p>259795</text:p>
          </table:table-cell>
          <table:table-cell office:value-type="float" office:value="49927027" calcext:value-type="float">
            <text:p>49927027</text:p>
          </table:table-cell>
          <table:table-cell office:value-type="float" office:value="0" calcext:value-type="float">
            <text:p>0</text:p>
          </table:table-cell>
          <table:table-cell office:value-type="float" office:value="947597335.99" calcext:value-type="float">
            <text:p>947597335.99</text:p>
          </table:table-cell>
          <table:table-cell office:value-type="float" office:value="192.18" calcext:value-type="float">
            <text:p>192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9795" calcext:value-type="float">
            <text:p>259795</text:p>
          </table:table-cell>
          <table:table-cell office:value-type="float" office:value="49927027" calcext:value-type="float">
            <text:p>49927027</text:p>
          </table:table-cell>
          <table:table-cell office:value-type="float" office:value="0" calcext:value-type="float">
            <text:p>0</text:p>
          </table:table-cell>
          <table:table-cell office:value-type="float" office:value="1428428604" calcext:value-type="float">
            <text:p>1428428604</text:p>
          </table:table-cell>
          <table:table-cell office:value-type="float" office:value="192.18" calcext:value-type="float">
            <text:p>192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9795" calcext:value-type="float">
            <text:p>259795</text:p>
          </table:table-cell>
          <table:table-cell office:value-type="float" office:value="49927027" calcext:value-type="float">
            <text:p>49927027</text:p>
          </table:table-cell>
          <table:table-cell office:value-type="float" office:value="0" calcext:value-type="float">
            <text:p>0</text:p>
          </table:table-cell>
          <table:table-cell office:value-type="float" office:value="1475689604" calcext:value-type="float">
            <text:p>1475689604</text:p>
          </table:table-cell>
          <table:table-cell office:value-type="float" office:value="192.18" calcext:value-type="float">
            <text:p>192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9872" calcext:value-type="float">
            <text:p>259872</text:p>
          </table:table-cell>
          <table:table-cell office:value-type="float" office:value="16585278" calcext:value-type="float">
            <text:p>16585278</text:p>
          </table:table-cell>
          <table:table-cell office:value-type="float" office:value="0" calcext:value-type="float">
            <text:p>0</text:p>
          </table:table-cell>
          <table:table-cell office:value-type="float" office:value="622895328" calcext:value-type="float">
            <text:p>622895328</text:p>
          </table:table-cell>
          <table:table-cell office:value-type="float" office:value="63.82" calcext:value-type="float">
            <text:p>63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9872" calcext:value-type="float">
            <text:p>259872</text:p>
          </table:table-cell>
          <table:table-cell office:value-type="float" office:value="16585278" calcext:value-type="float">
            <text:p>16585278</text:p>
          </table:table-cell>
          <table:table-cell office:value-type="float" office:value="0" calcext:value-type="float">
            <text:p>0</text:p>
          </table:table-cell>
          <table:table-cell office:value-type="float" office:value="4759327172" calcext:value-type="float">
            <text:p>4759327172</text:p>
          </table:table-cell>
          <table:table-cell office:value-type="float" office:value="63.82" calcext:value-type="float">
            <text:p>63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9872" calcext:value-type="float">
            <text:p>259872</text:p>
          </table:table-cell>
          <table:table-cell office:value-type="float" office:value="16585278" calcext:value-type="float">
            <text:p>16585278</text:p>
          </table:table-cell>
          <table:table-cell office:value-type="float" office:value="0" calcext:value-type="float">
            <text:p>0</text:p>
          </table:table-cell>
          <table:table-cell office:value-type="float" office:value="710156200" calcext:value-type="float">
            <text:p>710156200</text:p>
          </table:table-cell>
          <table:table-cell office:value-type="float" office:value="63.82" calcext:value-type="float">
            <text:p>63.82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42.22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6.8539e6, out</text:p>
          </table:table-cell>
          <table:table-cell office:value-type="string" calcext:value-type="string">
            <text:p><text:s/>6.8539e6, dro</text:p>
          </table:table-cell>
          <table:table-cell office:value-type="string" calcext:value-type="string">
            <text:p>p 0.0000e0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3648" calcext:value-type="float">
            <text:p>273648</text:p>
          </table:table-cell>
          <table:table-cell office:value-type="float" office:value="70053740" calcext:value-type="float">
            <text:p>70053740</text:p>
          </table:table-cell>
          <table:table-cell office:value-type="float" office:value="0" calcext:value-type="float">
            <text:p>0</text:p>
          </table:table-cell>
          <table:table-cell office:value-type="float" office:value="548472404" calcext:value-type="float">
            <text:p>548472404</text:p>
          </table:table-cell>
          <table:table-cell office:value-type="float" office:value="255.99" calcext:value-type="float">
            <text:p>255.99</text:p>
          </table:table-cell>
          <table:table-cell/>
          <table:table-cell office:value-type="string" calcext:value-type="string">
            <text:p>Packets</text:p>
          </table:table-cell>
          <table:table-cell table:formula="of:=[.D197]/[.D192]" office:value-type="float" office:value="0.75064216414427" calcext:value-type="float">
            <text:p>0.75064216414427</text:p>
          </table:table-cell>
          <table:table-cell table:formula="of:=[.D195]/[.D192]" office:value-type="float" office:value="0.24935783585573" calcext:value-type="float">
            <text:p>0.24935783585573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3648" calcext:value-type="float">
            <text:p>273648</text:p>
          </table:table-cell>
          <table:table-cell office:value-type="float" office:value="70053740" calcext:value-type="float">
            <text:p>70053740</text:p>
          </table:table-cell>
          <table:table-cell office:value-type="float" office:value="0" calcext:value-type="float">
            <text:p>0</text:p>
          </table:table-cell>
          <table:table-cell office:value-type="float" office:value="5143419099.99" calcext:value-type="float">
            <text:p>5143419099.99</text:p>
          </table:table-cell>
          <table:table-cell office:value-type="float" office:value="255.99" calcext:value-type="float">
            <text:p>255.99</text:p>
          </table:table-cell>
          <table:table-cell/>
          <table:table-cell office:value-type="string" calcext:value-type="string">
            <text:p>clock cycles</text:p>
          </table:table-cell>
          <table:table-cell table:formula="of:=[.F197]+[.F198]+[.F199]+[.F200]+(([.F192]+[.F193])*[.J192])+([.F194])*0.75" office:value-type="float" office:value="15298206205.6219" calcext:value-type="float">
            <text:p>15298206205.6219</text:p>
          </table:table-cell>
          <table:table-cell table:formula="of:=[.F196]+[.F201]+[.F202]+[.F203]+(([.F192]+[.F193])*[.K192])+[.F194]*0.25" office:value-type="float" office:value="10820179858.3581" calcext:value-type="float">
            <text:p>10820179858.3581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821496" calcext:value-type="float">
            <text:p>821496</text:p>
          </table:table-cell>
          <table:table-cell office:value-type="float" office:value="70053740" calcext:value-type="float">
            <text:p>70053740</text:p>
          </table:table-cell>
          <table:table-cell office:value-type="float" office:value="0" calcext:value-type="float">
            <text:p>0</text:p>
          </table:table-cell>
          <table:table-cell office:value-type="float" office:value="8480938763.99" calcext:value-type="float">
            <text:p>8480938763.99</text:p>
          </table:table-cell>
          <table:table-cell office:value-type="float" office:value="85.28" calcext:value-type="float">
            <text:p>85.28</text:p>
          </table:table-cell>
          <table:table-cell table:number-columns-repeated="2"/>
          <table:table-cell table:formula="of:=[.J193]/[.D197]" office:value-type="float" office:value="290.921775171349" calcext:value-type="float">
            <text:p>290.921775171349</text:p>
          </table:table-cell>
          <table:table-cell table:formula="of:=[.K193]/[.D196]" office:value-type="float" office:value="205.764381114827" calcext:value-type="float">
            <text:p>205.764381114827</text:p>
          </table:table-cell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3648" calcext:value-type="float">
            <text:p>273648</text:p>
          </table:table-cell>
          <table:table-cell office:value-type="float" office:value="17468449" calcext:value-type="float">
            <text:p>17468449</text:p>
          </table:table-cell>
          <table:table-cell office:value-type="float" office:value="0" calcext:value-type="float">
            <text:p>0</text:p>
          </table:table-cell>
          <table:table-cell office:value-type="float" office:value="262926644" calcext:value-type="float">
            <text:p>262926644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3648" calcext:value-type="float">
            <text:p>273648</text:p>
          </table:table-cell>
          <table:table-cell office:value-type="float" office:value="52585291" calcext:value-type="float">
            <text:p>52585291</text:p>
          </table:table-cell>
          <table:table-cell office:value-type="float" office:value="0" calcext:value-type="float">
            <text:p>0</text:p>
          </table:table-cell>
          <table:table-cell office:value-type="float" office:value="1594551304" calcext:value-type="float">
            <text:p>1594551304</text:p>
          </table:table-cell>
          <table:table-cell office:value-type="float" office:value="192.16" calcext:value-type="float">
            <text:p>192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3648" calcext:value-type="float">
            <text:p>273648</text:p>
          </table:table-cell>
          <table:table-cell office:value-type="float" office:value="52585291" calcext:value-type="float">
            <text:p>52585291</text:p>
          </table:table-cell>
          <table:table-cell office:value-type="float" office:value="0" calcext:value-type="float">
            <text:p>0</text:p>
          </table:table-cell>
          <table:table-cell office:value-type="float" office:value="1014374804" calcext:value-type="float">
            <text:p>1014374804</text:p>
          </table:table-cell>
          <table:table-cell office:value-type="float" office:value="192.16" calcext:value-type="float">
            <text:p>192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3648" calcext:value-type="float">
            <text:p>273648</text:p>
          </table:table-cell>
          <table:table-cell office:value-type="float" office:value="52585291" calcext:value-type="float">
            <text:p>52585291</text:p>
          </table:table-cell>
          <table:table-cell office:value-type="float" office:value="0" calcext:value-type="float">
            <text:p>0</text:p>
          </table:table-cell>
          <table:table-cell office:value-type="float" office:value="1476982412" calcext:value-type="float">
            <text:p>1476982412</text:p>
          </table:table-cell>
          <table:table-cell office:value-type="float" office:value="192.16" calcext:value-type="float">
            <text:p>192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3648" calcext:value-type="float">
            <text:p>273648</text:p>
          </table:table-cell>
          <table:table-cell office:value-type="float" office:value="52585291" calcext:value-type="float">
            <text:p>52585291</text:p>
          </table:table-cell>
          <table:table-cell office:value-type="float" office:value="0" calcext:value-type="float">
            <text:p>0</text:p>
          </table:table-cell>
          <table:table-cell office:value-type="float" office:value="1523806436" calcext:value-type="float">
            <text:p>1523806436</text:p>
          </table:table-cell>
          <table:table-cell office:value-type="float" office:value="192.16" calcext:value-type="float">
            <text:p>192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3648" calcext:value-type="float">
            <text:p>273648</text:p>
          </table:table-cell>
          <table:table-cell office:value-type="float" office:value="17468449" calcext:value-type="float">
            <text:p>17468449</text:p>
          </table:table-cell>
          <table:table-cell office:value-type="float" office:value="0" calcext:value-type="float">
            <text:p>0</text:p>
          </table:table-cell>
          <table:table-cell office:value-type="float" office:value="649764724" calcext:value-type="float">
            <text:p>649764724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3648" calcext:value-type="float">
            <text:p>273648</text:p>
          </table:table-cell>
          <table:table-cell office:value-type="float" office:value="17468449" calcext:value-type="float">
            <text:p>17468449</text:p>
          </table:table-cell>
          <table:table-cell office:value-type="float" office:value="0" calcext:value-type="float">
            <text:p>0</text:p>
          </table:table-cell>
          <table:table-cell office:value-type="float" office:value="4958365904" calcext:value-type="float">
            <text:p>4958365904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3648" calcext:value-type="float">
            <text:p>273648</text:p>
          </table:table-cell>
          <table:table-cell office:value-type="float" office:value="17468449" calcext:value-type="float">
            <text:p>17468449</text:p>
          </table:table-cell>
          <table:table-cell office:value-type="float" office:value="0" calcext:value-type="float">
            <text:p>0</text:p>
          </table:table-cell>
          <table:table-cell office:value-type="float" office:value="727710212" calcext:value-type="float">
            <text:p>727710212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 style:data-style-name="N2" text:time-value="16:58:22.5444696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3:41:06.313029680</meta:creation-date>
    <dc:date>2017-11-10T17:45:39.684317833</dc:date>
    <meta:editing-duration>PT3H16M26S</meta:editing-duration>
    <meta:editing-cycles>4</meta:editing-cycles>
    <meta:generator>LibreOffice/5.3.6.1$Linux_X86_64 LibreOffice_project/30$Build-1</meta:generator>
    <meta:document-statistic meta:table-count="1" meta:cell-count="1327" meta:object-count="0"/>
  </office:meta>
</office:document-meta>
</file>